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8_measured_W0.22_L0.5" table:style-name="ta1">
        <table:shapes>
          <draw:frame draw:z-index="0" draw:style-name="gr1" draw:text-style-name="P1" svg:width="6.3012in" svg:height="3.5453in" svg:x="0.8106in" svg:y="2.7921in">
            <draw:object draw:notify-on-update-of-ranges="'48_measured_W0.22_L0.5'.A2:'48_measured_W0.22_L0.5'.A68 '48_measured_W0.22_L0.5'.B1:'48_measured_W0.22_L0.5'.B1 '48_measured_W0.22_L0.5'.B2:'48_measured_W0.22_L0.5'.B68 '48_measured_W0.22_L0.5'.H1:'48_measured_W0.22_L0.5'.H1 '48_measured_W0.22_L0.5'.H2:'48_measured_W0.22_L0.5'.H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06in" svg:height="3.5453in" svg:x="10.1921in" svg:y="2.7606in">
            <draw:object draw:notify-on-update-of-ranges="'48_measured_W0.22_L0.5'.A2:'48_measured_W0.22_L0.5'.A68 '48_measured_W0.22_L0.5'.G1:'48_measured_W0.22_L0.5'.G1 '48_measured_W0.22_L0.5'.G2:'48_measured_W0.22_L0.5'.G68 '48_measured_W0.22_L0.5'.M1:'48_measured_W0.22_L0.5'.M1 '48_measured_W0.22_L0.5'.M2:'48_measured_W0.22_L0.5'.M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ds (V)</text:p>
          </table:table-cell>
          <table:table-cell office:value-type="string" calcext:value-type="string">
            <text:p>vgs =0.8_mea</text:p>
          </table:table-cell>
          <table:table-cell office:value-type="string" calcext:value-type="string">
            <text:p>vgs =1.3_mea</text:p>
          </table:table-cell>
          <table:table-cell office:value-type="string" calcext:value-type="string">
            <text:p>vgs =1.8_mea</text:p>
          </table:table-cell>
          <table:table-cell office:value-type="string" calcext:value-type="string">
            <text:p>vgs =2.3_mea</text:p>
          </table:table-cell>
          <table:table-cell office:value-type="string" calcext:value-type="string">
            <text:p>vgs =2.8_mea</text:p>
          </table:table-cell>
          <table:table-cell office:value-type="string" calcext:value-type="string">
            <text:p>vgs =3.3_mea</text:p>
          </table:table-cell>
          <table:table-cell office:value-type="string" calcext:value-type="string">
            <text:p>vgs =0.8_sim</text:p>
          </table:table-cell>
          <table:table-cell office:value-type="string" calcext:value-type="string">
            <text:p>vgs =1.3_sim</text:p>
          </table:table-cell>
          <table:table-cell office:value-type="string" calcext:value-type="string">
            <text:p>vgs =1.8_sim</text:p>
          </table:table-cell>
          <table:table-cell office:value-type="string" calcext:value-type="string">
            <text:p>vgs =2.3_sim</text:p>
          </table:table-cell>
          <table:table-cell office:value-type="string" calcext:value-type="string">
            <text:p>vgs =2.8_sim</text:p>
          </table:table-cell>
          <table:table-cell office:value-type="string" calcext:value-type="string">
            <text:p>vgs =3.3_sim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394808" calcext:value-type="float">
            <text:p>0.000000394808</text:p>
          </table:table-cell>
          <table:table-cell office:value-type="float" office:value="0.00000250744" calcext:value-type="float">
            <text:p>0.00000250744</text:p>
          </table:table-cell>
          <table:table-cell office:value-type="float" office:value="0.00000415488" calcext:value-type="float">
            <text:p>0.00000415488</text:p>
          </table:table-cell>
          <table:table-cell office:value-type="float" office:value="0.00000540081" calcext:value-type="float">
            <text:p>0.00000540081</text:p>
          </table:table-cell>
          <table:table-cell office:value-type="float" office:value="0.00000635234" calcext:value-type="float">
            <text:p>0.00000635234</text:p>
          </table:table-cell>
          <table:table-cell office:value-type="float" office:value="0.0000070844" calcext:value-type="float">
            <text:p>0.0000070844</text:p>
          </table:table-cell>
          <table:table-cell office:value-type="float" office:value="0.000000322975818" calcext:value-type="float">
            <text:p>0.000000322975818</text:p>
          </table:table-cell>
          <table:table-cell office:value-type="float" office:value="0.00000243157729" calcext:value-type="float">
            <text:p>0.00000243157729</text:p>
          </table:table-cell>
          <table:table-cell office:value-type="float" office:value="0.00000409284118" calcext:value-type="float">
            <text:p>0.00000409284118</text:p>
          </table:table-cell>
          <table:table-cell office:value-type="float" office:value="0.00000534817009" calcext:value-type="float">
            <text:p>0.00000534817009</text:p>
          </table:table-cell>
          <table:table-cell office:value-type="float" office:value="0.0000063062549" calcext:value-type="float">
            <text:p>0.0000063062549</text:p>
          </table:table-cell>
          <table:table-cell office:value-type="float" office:value="0.00000704303691" calcext:value-type="float">
            <text:p>0.0000070430369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599289" calcext:value-type="float">
            <text:p>0.000000599289</text:p>
          </table:table-cell>
          <table:table-cell office:value-type="float" office:value="0.00000469955" calcext:value-type="float">
            <text:p>0.00000469955</text:p>
          </table:table-cell>
          <table:table-cell office:value-type="float" office:value="0.00000796984" calcext:value-type="float">
            <text:p>0.00000796984</text:p>
          </table:table-cell>
          <table:table-cell office:value-type="float" office:value="0.0000104601" calcext:value-type="float">
            <text:p>0.0000104601</text:p>
          </table:table-cell>
          <table:table-cell office:value-type="float" office:value="0.0000123724" calcext:value-type="float">
            <text:p>0.0000123724</text:p>
          </table:table-cell>
          <table:table-cell office:value-type="float" office:value="0.0000138509" calcext:value-type="float">
            <text:p>0.0000138509</text:p>
          </table:table-cell>
          <table:table-cell office:value-type="float" office:value="0.000000473071201" calcext:value-type="float">
            <text:p>0.000000473071201</text:p>
          </table:table-cell>
          <table:table-cell office:value-type="float" office:value="0.00000455021762" calcext:value-type="float">
            <text:p>0.00000455021762</text:p>
          </table:table-cell>
          <table:table-cell office:value-type="float" office:value="0.00000784708646" calcext:value-type="float">
            <text:p>0.00000784708646</text:p>
          </table:table-cell>
          <table:table-cell office:value-type="float" office:value="0.0000103557458" calcext:value-type="float">
            <text:p>0.0000103557458</text:p>
          </table:table-cell>
          <table:table-cell office:value-type="float" office:value="0.0000122809248" calcext:value-type="float">
            <text:p>0.0000122809248</text:p>
          </table:table-cell>
          <table:table-cell office:value-type="float" office:value="0.0000137688149" calcext:value-type="float">
            <text:p>0.000013768814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675551" calcext:value-type="float">
            <text:p>0.000000675551</text:p>
          </table:table-cell>
          <table:table-cell office:value-type="float" office:value="0.00000659522" calcext:value-type="float">
            <text:p>0.00000659522</text:p>
          </table:table-cell>
          <table:table-cell office:value-type="float" office:value="0.0000114625" calcext:value-type="float">
            <text:p>0.0000114625</text:p>
          </table:table-cell>
          <table:table-cell office:value-type="float" office:value="0.0000151936" calcext:value-type="float">
            <text:p>0.0000151936</text:p>
          </table:table-cell>
          <table:table-cell office:value-type="float" office:value="0.0000180738" calcext:value-type="float">
            <text:p>0.0000180738</text:p>
          </table:table-cell>
          <table:table-cell office:value-type="float" office:value="0.0000203114" calcext:value-type="float">
            <text:p>0.0000203114</text:p>
          </table:table-cell>
          <table:table-cell office:value-type="float" office:value="0.000000522055208" calcext:value-type="float">
            <text:p>0.000000522055208</text:p>
          </table:table-cell>
          <table:table-cell office:value-type="float" office:value="0.000006374768" calcext:value-type="float">
            <text:p>0.000006374768</text:p>
          </table:table-cell>
          <table:table-cell office:value-type="float" office:value="0.000011280361" calcext:value-type="float">
            <text:p>0.000011280361</text:p>
          </table:table-cell>
          <table:table-cell office:value-type="float" office:value="0.0000150384049" calcext:value-type="float">
            <text:p>0.0000150384049</text:p>
          </table:table-cell>
          <table:table-cell office:value-type="float" office:value="0.0000179376507" calcext:value-type="float">
            <text:p>0.0000179376507</text:p>
          </table:table-cell>
          <table:table-cell office:value-type="float" office:value="0.0000201890947" calcext:value-type="float">
            <text:p>0.000020189094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703823" calcext:value-type="float">
            <text:p>0.000000703823</text:p>
          </table:table-cell>
          <table:table-cell office:value-type="float" office:value="0.00000821193" calcext:value-type="float">
            <text:p>0.00000821193</text:p>
          </table:table-cell>
          <table:table-cell office:value-type="float" office:value="0.0000146493" calcext:value-type="float">
            <text:p>0.0000146493</text:p>
          </table:table-cell>
          <table:table-cell office:value-type="float" office:value="0.000019616" calcext:value-type="float">
            <text:p>0.000019616</text:p>
          </table:table-cell>
          <table:table-cell office:value-type="float" office:value="0.0000234695" calcext:value-type="float">
            <text:p>0.0000234695</text:p>
          </table:table-cell>
          <table:table-cell office:value-type="float" office:value="0.000026477" calcext:value-type="float">
            <text:p>0.000026477</text:p>
          </table:table-cell>
          <table:table-cell office:value-type="float" office:value="0.000000540679521" calcext:value-type="float">
            <text:p>0.000000540679521</text:p>
          </table:table-cell>
          <table:table-cell office:value-type="float" office:value="0.00000792268471" calcext:value-type="float">
            <text:p>0.00000792268471</text:p>
          </table:table-cell>
          <table:table-cell office:value-type="float" office:value="0.0000144090676" calcext:value-type="float">
            <text:p>0.0000144090676</text:p>
          </table:table-cell>
          <table:table-cell office:value-type="float" office:value="0.000019410865" calcext:value-type="float">
            <text:p>0.000019410865</text:p>
          </table:table-cell>
          <table:table-cell office:value-type="float" office:value="0.0000232893288" calcext:value-type="float">
            <text:p>0.0000232893288</text:p>
          </table:table-cell>
          <table:table-cell office:value-type="float" office:value="0.000026315059" calcext:value-type="float">
            <text:p>0.00002631505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0719359" calcext:value-type="float">
            <text:p>0.000000719359</text:p>
          </table:table-cell>
          <table:table-cell office:value-type="float" office:value="0.00000956596" calcext:value-type="float">
            <text:p>0.00000956596</text:p>
          </table:table-cell>
          <table:table-cell office:value-type="float" office:value="0.0000175456" calcext:value-type="float">
            <text:p>0.0000175456</text:p>
          </table:table-cell>
          <table:table-cell office:value-type="float" office:value="0.0000237412" calcext:value-type="float">
            <text:p>0.0000237412</text:p>
          </table:table-cell>
          <table:table-cell office:value-type="float" office:value="0.0000285717" calcext:value-type="float">
            <text:p>0.0000285717</text:p>
          </table:table-cell>
          <table:table-cell office:value-type="float" office:value="0.0000323583" calcext:value-type="float">
            <text:p>0.0000323583</text:p>
          </table:table-cell>
          <table:table-cell office:value-type="float" office:value="0.000000551695359" calcext:value-type="float">
            <text:p>0.000000551695359</text:p>
          </table:table-cell>
          <table:table-cell office:value-type="float" office:value="0.00000921026143" calcext:value-type="float">
            <text:p>0.00000921026143</text:p>
          </table:table-cell>
          <table:table-cell office:value-type="float" office:value="0.0000172484754" calcext:value-type="float">
            <text:p>0.0000172484754</text:p>
          </table:table-cell>
          <table:table-cell office:value-type="float" office:value="0.00002348695" calcext:value-type="float">
            <text:p>0.00002348695</text:p>
          </table:table-cell>
          <table:table-cell office:value-type="float" office:value="0.0000283481576" calcext:value-type="float">
            <text:p>0.0000283481576</text:p>
          </table:table-cell>
          <table:table-cell office:value-type="float" office:value="0.0000321573459" calcext:value-type="float">
            <text:p>0.000032157345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073047" calcext:value-type="float">
            <text:p>0.00000073047</text:p>
          </table:table-cell>
          <table:table-cell office:value-type="float" office:value="0.0000106727" calcext:value-type="float">
            <text:p>0.0000106727</text:p>
          </table:table-cell>
          <table:table-cell office:value-type="float" office:value="0.0000201655" calcext:value-type="float">
            <text:p>0.0000201655</text:p>
          </table:table-cell>
          <table:table-cell office:value-type="float" office:value="0.0000275821" calcext:value-type="float">
            <text:p>0.0000275821</text:p>
          </table:table-cell>
          <table:table-cell office:value-type="float" office:value="0.0000333918" calcext:value-type="float">
            <text:p>0.0000333918</text:p>
          </table:table-cell>
          <table:table-cell office:value-type="float" office:value="0.0000379655" calcext:value-type="float">
            <text:p>0.0000379655</text:p>
          </table:table-cell>
          <table:table-cell office:value-type="float" office:value="0.000000559915347" calcext:value-type="float">
            <text:p>0.000000559915347</text:p>
          </table:table-cell>
          <table:table-cell office:value-type="float" office:value="0.0000102530145" calcext:value-type="float">
            <text:p>0.0000102530145</text:p>
          </table:table-cell>
          <table:table-cell office:value-type="float" office:value="0.000019812787" calcext:value-type="float">
            <text:p>0.000019812787</text:p>
          </table:table-cell>
          <table:table-cell office:value-type="float" office:value="0.0000272796465" calcext:value-type="float">
            <text:p>0.0000272796465</text:p>
          </table:table-cell>
          <table:table-cell office:value-type="float" office:value="0.0000331256801" calcext:value-type="float">
            <text:p>0.0000331256801</text:p>
          </table:table-cell>
          <table:table-cell office:value-type="float" office:value="0.0000377260797" calcext:value-type="float">
            <text:p>0.000037726079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00739448" calcext:value-type="float">
            <text:p>0.000000739448</text:p>
          </table:table-cell>
          <table:table-cell office:value-type="float" office:value="0.0000115474" calcext:value-type="float">
            <text:p>0.0000115474</text:p>
          </table:table-cell>
          <table:table-cell office:value-type="float" office:value="0.0000225223" calcext:value-type="float">
            <text:p>0.0000225223</text:p>
          </table:table-cell>
          <table:table-cell office:value-type="float" office:value="0.0000311509" calcext:value-type="float">
            <text:p>0.0000311509</text:p>
          </table:table-cell>
          <table:table-cell office:value-type="float" office:value="0.000037941" calcext:value-type="float">
            <text:p>0.000037941</text:p>
          </table:table-cell>
          <table:table-cell office:value-type="float" office:value="0.0000433083" calcext:value-type="float">
            <text:p>0.0000433083</text:p>
          </table:table-cell>
          <table:table-cell office:value-type="float" office:value="0.000000566722321" calcext:value-type="float">
            <text:p>0.000000566722321</text:p>
          </table:table-cell>
          <table:table-cell office:value-type="float" office:value="0.0000110666892" calcext:value-type="float">
            <text:p>0.0000110666892</text:p>
          </table:table-cell>
          <table:table-cell office:value-type="float" office:value="0.0000221151771" calcext:value-type="float">
            <text:p>0.0000221151771</text:p>
          </table:table-cell>
          <table:table-cell office:value-type="float" office:value="0.0000308011505" calcext:value-type="float">
            <text:p>0.0000308011505</text:p>
          </table:table-cell>
          <table:table-cell office:value-type="float" office:value="0.0000376328221" calcext:value-type="float">
            <text:p>0.0000376328221</text:p>
          </table:table-cell>
          <table:table-cell office:value-type="float" office:value="0.0000430308996" calcext:value-type="float">
            <text:p>0.000043030899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000747171" calcext:value-type="float">
            <text:p>0.000000747171</text:p>
          </table:table-cell>
          <table:table-cell office:value-type="float" office:value="0.0000122074" calcext:value-type="float">
            <text:p>0.0000122074</text:p>
          </table:table-cell>
          <table:table-cell office:value-type="float" office:value="0.000024628" calcext:value-type="float">
            <text:p>0.000024628</text:p>
          </table:table-cell>
          <table:table-cell office:value-type="float" office:value="0.0000344592" calcext:value-type="float">
            <text:p>0.0000344592</text:p>
          </table:table-cell>
          <table:table-cell office:value-type="float" office:value="0.0000422294" calcext:value-type="float">
            <text:p>0.0000422294</text:p>
          </table:table-cell>
          <table:table-cell office:value-type="float" office:value="0.0000483957" calcext:value-type="float">
            <text:p>0.0000483957</text:p>
          </table:table-cell>
          <table:table-cell office:value-type="float" office:value="0.000000572672907" calcext:value-type="float">
            <text:p>0.000000572672907</text:p>
          </table:table-cell>
          <table:table-cell office:value-type="float" office:value="0.0000116704247" calcext:value-type="float">
            <text:p>0.0000116704247</text:p>
          </table:table-cell>
          <table:table-cell office:value-type="float" office:value="0.0000241677853" calcext:value-type="float">
            <text:p>0.0000241677853</text:p>
          </table:table-cell>
          <table:table-cell office:value-type="float" office:value="0.0000340629013" calcext:value-type="float">
            <text:p>0.0000340629013</text:p>
          </table:table-cell>
          <table:table-cell office:value-type="float" office:value="0.0000418799238" calcext:value-type="float">
            <text:p>0.0000418799238</text:p>
          </table:table-cell>
          <table:table-cell office:value-type="float" office:value="0.0000480809843" calcext:value-type="float">
            <text:p>0.000048080984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000754064" calcext:value-type="float">
            <text:p>0.000000754064</text:p>
          </table:table-cell>
          <table:table-cell office:value-type="float" office:value="0.0000126791" calcext:value-type="float">
            <text:p>0.0000126791</text:p>
          </table:table-cell>
          <table:table-cell office:value-type="float" office:value="0.0000264939" calcext:value-type="float">
            <text:p>0.0000264939</text:p>
          </table:table-cell>
          <table:table-cell office:value-type="float" office:value="0.0000375176" calcext:value-type="float">
            <text:p>0.0000375176</text:p>
          </table:table-cell>
          <table:table-cell office:value-type="float" office:value="0.0000462669" calcext:value-type="float">
            <text:p>0.0000462669</text:p>
          </table:table-cell>
          <table:table-cell office:value-type="float" office:value="0.0000532366" calcext:value-type="float">
            <text:p>0.0000532366</text:p>
          </table:table-cell>
          <table:table-cell office:value-type="float" office:value="0.000000578045815" calcext:value-type="float">
            <text:p>0.000000578045815</text:p>
          </table:table-cell>
          <table:table-cell office:value-type="float" office:value="0.0000120941843" calcext:value-type="float">
            <text:p>0.0000120941843</text:p>
          </table:table-cell>
          <table:table-cell office:value-type="float" office:value="0.0000259816266" calcext:value-type="float">
            <text:p>0.0000259816266</text:p>
          </table:table-cell>
          <table:table-cell office:value-type="float" office:value="0.0000370755973" calcext:value-type="float">
            <text:p>0.0000370755973</text:p>
          </table:table-cell>
          <table:table-cell office:value-type="float" office:value="0.0000458767664" calcext:value-type="float">
            <text:p>0.0000458767664</text:p>
          </table:table-cell>
          <table:table-cell office:value-type="float" office:value="0.000052885075" calcext:value-type="float">
            <text:p>0.0000528850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760366" calcext:value-type="float">
            <text:p>0.000000760366</text:p>
          </table:table-cell>
          <table:table-cell office:value-type="float" office:value="0.0000130039" calcext:value-type="float">
            <text:p>0.0000130039</text:p>
          </table:table-cell>
          <table:table-cell office:value-type="float" office:value="0.0000281296" calcext:value-type="float">
            <text:p>0.0000281296</text:p>
          </table:table-cell>
          <table:table-cell office:value-type="float" office:value="0.000040336" calcext:value-type="float">
            <text:p>0.000040336</text:p>
          </table:table-cell>
          <table:table-cell office:value-type="float" office:value="0.0000500628" calcext:value-type="float">
            <text:p>0.0000500628</text:p>
          </table:table-cell>
          <table:table-cell office:value-type="float" office:value="0.0000578394" calcext:value-type="float">
            <text:p>0.0000578394</text:p>
          </table:table-cell>
          <table:table-cell office:value-type="float" office:value="0.000000583001365" calcext:value-type="float">
            <text:p>0.000000583001365</text:p>
          </table:table-cell>
          <table:table-cell office:value-type="float" office:value="0.0000123833907" calcext:value-type="float">
            <text:p>0.0000123833907</text:p>
          </table:table-cell>
          <table:table-cell office:value-type="float" office:value="0.0000275663671" calcext:value-type="float">
            <text:p>0.0000275663671</text:p>
          </table:table-cell>
          <table:table-cell office:value-type="float" office:value="0.0000398491846" calcext:value-type="float">
            <text:p>0.0000398491846</text:p>
          </table:table-cell>
          <table:table-cell office:value-type="float" office:value="0.00004963259" calcext:value-type="float">
            <text:p>0.00004963259</text:p>
          </table:table-cell>
          <table:table-cell office:value-type="float" office:value="0.0000574514943" calcext:value-type="float">
            <text:p>0.000057451494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766223" calcext:value-type="float">
            <text:p>0.000000766223</text:p>
          </table:table-cell>
          <table:table-cell office:value-type="float" office:value="0.0000132304" calcext:value-type="float">
            <text:p>0.0000132304</text:p>
          </table:table-cell>
          <table:table-cell office:value-type="float" office:value="0.0000295432" calcext:value-type="float">
            <text:p>0.0000295432</text:p>
          </table:table-cell>
          <table:table-cell office:value-type="float" office:value="0.0000429238" calcext:value-type="float">
            <text:p>0.0000429238</text:p>
          </table:table-cell>
          <table:table-cell office:value-type="float" office:value="0.0000536257" calcext:value-type="float">
            <text:p>0.0000536257</text:p>
          </table:table-cell>
          <table:table-cell office:value-type="float" office:value="0.0000622118" calcext:value-type="float">
            <text:p>0.0000622118</text:p>
          </table:table-cell>
          <table:table-cell office:value-type="float" office:value="0.000000587640754" calcext:value-type="float">
            <text:p>0.000000587640754</text:p>
          </table:table-cell>
          <table:table-cell office:value-type="float" office:value="0.0000125858737" calcext:value-type="float">
            <text:p>0.0000125858737</text:p>
          </table:table-cell>
          <table:table-cell office:value-type="float" office:value="0.0000289299281" calcext:value-type="float">
            <text:p>0.0000289299281</text:p>
          </table:table-cell>
          <table:table-cell office:value-type="float" office:value="0.0000423928002" calcext:value-type="float">
            <text:p>0.0000423928002</text:p>
          </table:table-cell>
          <table:table-cell office:value-type="float" office:value="0.0000531561019" calcext:value-type="float">
            <text:p>0.0000531561019</text:p>
          </table:table-cell>
          <table:table-cell office:value-type="float" office:value="0.0000617881613" calcext:value-type="float">
            <text:p>0.000061788161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771734" calcext:value-type="float">
            <text:p>0.000000771734</text:p>
          </table:table-cell>
          <table:table-cell office:value-type="float" office:value="0.0000133967" calcext:value-type="float">
            <text:p>0.0000133967</text:p>
          </table:table-cell>
          <table:table-cell office:value-type="float" office:value="0.0000307404" calcext:value-type="float">
            <text:p>0.0000307404</text:p>
          </table:table-cell>
          <table:table-cell office:value-type="float" office:value="0.000045289" calcext:value-type="float">
            <text:p>0.000045289</text:p>
          </table:table-cell>
          <table:table-cell office:value-type="float" office:value="0.0000569639" calcext:value-type="float">
            <text:p>0.0000569639</text:p>
          </table:table-cell>
          <table:table-cell office:value-type="float" office:value="0.0000663615" calcext:value-type="float">
            <text:p>0.0000663615</text:p>
          </table:table-cell>
          <table:table-cell office:value-type="float" office:value="0.000000592032203" calcext:value-type="float">
            <text:p>0.000000592032203</text:p>
          </table:table-cell>
          <table:table-cell office:value-type="float" office:value="0.0000127359725" calcext:value-type="float">
            <text:p>0.0000127359725</text:p>
          </table:table-cell>
          <table:table-cell office:value-type="float" office:value="0.0000300781939" calcext:value-type="float">
            <text:p>0.0000300781939</text:p>
          </table:table-cell>
          <table:table-cell office:value-type="float" office:value="0.0000447146361" calcext:value-type="float">
            <text:p>0.0000447146361</text:p>
          </table:table-cell>
          <table:table-cell office:value-type="float" office:value="0.0000564554683" calcext:value-type="float">
            <text:p>0.0000564554683</text:p>
          </table:table-cell>
          <table:table-cell office:value-type="float" office:value="0.0000659026025" calcext:value-type="float">
            <text:p>0.000065902602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776969" calcext:value-type="float">
            <text:p>0.000000776969</text:p>
          </table:table-cell>
          <table:table-cell office:value-type="float" office:value="0.0000135258" calcext:value-type="float">
            <text:p>0.0000135258</text:p>
          </table:table-cell>
          <table:table-cell office:value-type="float" office:value="0.000031726" calcext:value-type="float">
            <text:p>0.000031726</text:p>
          </table:table-cell>
          <table:table-cell office:value-type="float" office:value="0.0000474388" calcext:value-type="float">
            <text:p>0.0000474388</text:p>
          </table:table-cell>
          <table:table-cell office:value-type="float" office:value="0.000060085" calcext:value-type="float">
            <text:p>0.000060085</text:p>
          </table:table-cell>
          <table:table-cell office:value-type="float" office:value="0.0000702956" calcext:value-type="float">
            <text:p>0.0000702956</text:p>
          </table:table-cell>
          <table:table-cell office:value-type="float" office:value="0.000000596224007" calcext:value-type="float">
            <text:p>0.000000596224007</text:p>
          </table:table-cell>
          <table:table-cell office:value-type="float" office:value="0.0000128537477" calcext:value-type="float">
            <text:p>0.0000128537477</text:p>
          </table:table-cell>
          <table:table-cell office:value-type="float" office:value="0.0000310163684" calcext:value-type="float">
            <text:p>0.0000310163684</text:p>
          </table:table-cell>
          <table:table-cell office:value-type="float" office:value="0.0000468216674" calcext:value-type="float">
            <text:p>0.0000468216674</text:p>
          </table:table-cell>
          <table:table-cell office:value-type="float" office:value="0.0000595382827" calcext:value-type="float">
            <text:p>0.0000595382827</text:p>
          </table:table-cell>
          <table:table-cell office:value-type="float" office:value="0.0000698019558" calcext:value-type="float">
            <text:p>0.000069801955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781977" calcext:value-type="float">
            <text:p>0.000000781977</text:p>
          </table:table-cell>
          <table:table-cell office:value-type="float" office:value="0.000013631" calcext:value-type="float">
            <text:p>0.000013631</text:p>
          </table:table-cell>
          <table:table-cell office:value-type="float" office:value="0.0000325086" calcext:value-type="float">
            <text:p>0.0000325086</text:p>
          </table:table-cell>
          <table:table-cell office:value-type="float" office:value="0.0000493786" calcext:value-type="float">
            <text:p>0.0000493786</text:p>
          </table:table-cell>
          <table:table-cell office:value-type="float" office:value="0.0000629959" calcext:value-type="float">
            <text:p>0.0000629959</text:p>
          </table:table-cell>
          <table:table-cell office:value-type="float" office:value="0.0000740209" calcext:value-type="float">
            <text:p>0.0000740209</text:p>
          </table:table-cell>
          <table:table-cell office:value-type="float" office:value="0.000000600251662" calcext:value-type="float">
            <text:p>0.000000600251662</text:p>
          </table:table-cell>
          <table:table-cell office:value-type="float" office:value="0.0000129504451" calcext:value-type="float">
            <text:p>0.0000129504451</text:p>
          </table:table-cell>
          <table:table-cell office:value-type="float" office:value="0.0000317551904" calcext:value-type="float">
            <text:p>0.0000317551904</text:p>
          </table:table-cell>
          <table:table-cell office:value-type="float" office:value="0.0000487191541" calcext:value-type="float">
            <text:p>0.0000487191541</text:p>
          </table:table-cell>
          <table:table-cell office:value-type="float" office:value="0.0000624114941" calcext:value-type="float">
            <text:p>0.0000624114941</text:p>
          </table:table-cell>
          <table:table-cell office:value-type="float" office:value="0.0000734929653" calcext:value-type="float">
            <text:p>0.000073492965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786795" calcext:value-type="float">
            <text:p>0.000000786795</text:p>
          </table:table-cell>
          <table:table-cell office:value-type="float" office:value="0.0000137197" calcext:value-type="float">
            <text:p>0.0000137197</text:p>
          </table:table-cell>
          <table:table-cell office:value-type="float" office:value="0.0000331103" calcext:value-type="float">
            <text:p>0.0000331103</text:p>
          </table:table-cell>
          <table:table-cell office:value-type="float" office:value="0.0000511113" calcext:value-type="float">
            <text:p>0.0000511113</text:p>
          </table:table-cell>
          <table:table-cell office:value-type="float" office:value="0.0000657028" calcext:value-type="float">
            <text:p>0.0000657028</text:p>
          </table:table-cell>
          <table:table-cell office:value-type="float" office:value="0.0000775436" calcext:value-type="float">
            <text:p>0.0000775436</text:p>
          </table:table-cell>
          <table:table-cell office:value-type="float" office:value="0.000000604142056" calcext:value-type="float">
            <text:p>0.000000604142056</text:p>
          </table:table-cell>
          <table:table-cell office:value-type="float" office:value="0.0000130325963" calcext:value-type="float">
            <text:p>0.0000130325963</text:p>
          </table:table-cell>
          <table:table-cell office:value-type="float" office:value="0.0000323200019" calcext:value-type="float">
            <text:p>0.0000323200019</text:p>
          </table:table-cell>
          <table:table-cell office:value-type="float" office:value="0.0000504098419" calcext:value-type="float">
            <text:p>0.0000504098419</text:p>
          </table:table-cell>
          <table:table-cell office:value-type="float" office:value="0.00006508127" calcext:value-type="float">
            <text:p>0.00006508127</text:p>
          </table:table-cell>
          <table:table-cell office:value-type="float" office:value="0.0000769819631" calcext:value-type="float">
            <text:p>0.000076981963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791454" calcext:value-type="float">
            <text:p>0.000000791454</text:p>
          </table:table-cell>
          <table:table-cell office:value-type="float" office:value="0.0000137967" calcext:value-type="float">
            <text:p>0.0000137967</text:p>
          </table:table-cell>
          <table:table-cell office:value-type="float" office:value="0.0000335682" calcext:value-type="float">
            <text:p>0.0000335682</text:p>
          </table:table-cell>
          <table:table-cell office:value-type="float" office:value="0.0000526365" calcext:value-type="float">
            <text:p>0.0000526365</text:p>
          </table:table-cell>
          <table:table-cell office:value-type="float" office:value="0.000068211" calcext:value-type="float">
            <text:p>0.000068211</text:p>
          </table:table-cell>
          <table:table-cell office:value-type="float" office:value="0.0000808698" calcext:value-type="float">
            <text:p>0.0000808698</text:p>
          </table:table-cell>
          <table:table-cell office:value-type="float" office:value="0.000000607916057" calcext:value-type="float">
            <text:p>0.000000607916057</text:p>
          </table:table-cell>
          <table:table-cell office:value-type="float" office:value="0.0000131042102" calcext:value-type="float">
            <text:p>0.0000131042102</text:p>
          </table:table-cell>
          <table:table-cell office:value-type="float" office:value="0.0000327494245" calcext:value-type="float">
            <text:p>0.0000327494245</text:p>
          </table:table-cell>
          <table:table-cell office:value-type="float" office:value="0.0000518930755" calcext:value-type="float">
            <text:p>0.0000518930755</text:p>
          </table:table-cell>
          <table:table-cell office:value-type="float" office:value="0.0000675527479" calcext:value-type="float">
            <text:p>0.0000675527479</text:p>
          </table:table-cell>
          <table:table-cell office:value-type="float" office:value="0.0000802748297" calcext:value-type="float">
            <text:p>0.000080274829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795976" calcext:value-type="float">
            <text:p>0.000000795976</text:p>
          </table:table-cell>
          <table:table-cell office:value-type="float" office:value="0.0000138648" calcext:value-type="float">
            <text:p>0.0000138648</text:p>
          </table:table-cell>
          <table:table-cell office:value-type="float" office:value="0.0000339219" calcext:value-type="float">
            <text:p>0.0000339219</text:p>
          </table:table-cell>
          <table:table-cell office:value-type="float" office:value="0.0000539506" calcext:value-type="float">
            <text:p>0.0000539506</text:p>
          </table:table-cell>
          <table:table-cell office:value-type="float" office:value="0.0000705243" calcext:value-type="float">
            <text:p>0.0000705243</text:p>
          </table:table-cell>
          <table:table-cell office:value-type="float" office:value="0.0000840048" calcext:value-type="float">
            <text:p>0.0000840048</text:p>
          </table:table-cell>
          <table:table-cell office:value-type="float" office:value="0.000000611590195" calcext:value-type="float">
            <text:p>0.000000611590195</text:p>
          </table:table-cell>
          <table:table-cell office:value-type="float" office:value="0.0000131678835" calcext:value-type="float">
            <text:p>0.0000131678835</text:p>
          </table:table-cell>
          <table:table-cell office:value-type="float" office:value="0.0000330822055" calcext:value-type="float">
            <text:p>0.0000330822055</text:p>
          </table:table-cell>
          <table:table-cell office:value-type="float" office:value="0.0000531651395" calcext:value-type="float">
            <text:p>0.0000531651395</text:p>
          </table:table-cell>
          <table:table-cell office:value-type="float" office:value="0.0000698296037" calcext:value-type="float">
            <text:p>0.0000698296037</text:p>
          </table:table-cell>
          <table:table-cell office:value-type="float" office:value="0.0000833769212" calcext:value-type="float">
            <text:p>0.000083376921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80038" calcext:value-type="float">
            <text:p>0.00000080038</text:p>
          </table:table-cell>
          <table:table-cell office:value-type="float" office:value="0.0000139261" calcext:value-type="float">
            <text:p>0.0000139261</text:p>
          </table:table-cell>
          <table:table-cell office:value-type="float" office:value="0.0000342032" calcext:value-type="float">
            <text:p>0.0000342032</text:p>
          </table:table-cell>
          <table:table-cell office:value-type="float" office:value="0.0000550503" calcext:value-type="float">
            <text:p>0.0000550503</text:p>
          </table:table-cell>
          <table:table-cell office:value-type="float" office:value="0.0000726444" calcext:value-type="float">
            <text:p>0.0000726444</text:p>
          </table:table-cell>
          <table:table-cell office:value-type="float" office:value="0.0000869533" calcext:value-type="float">
            <text:p>0.0000869533</text:p>
          </table:table-cell>
          <table:table-cell office:value-type="float" office:value="0.000000615177791" calcext:value-type="float">
            <text:p>0.000000615177791</text:p>
          </table:table-cell>
          <table:table-cell office:value-type="float" office:value="0.0000132253787" calcext:value-type="float">
            <text:p>0.0000132253787</text:p>
          </table:table-cell>
          <table:table-cell office:value-type="float" office:value="0.0000333480736" calcext:value-type="float">
            <text:p>0.0000333480736</text:p>
          </table:table-cell>
          <table:table-cell office:value-type="float" office:value="0.0000542239257" calcext:value-type="float">
            <text:p>0.0000542239257</text:p>
          </table:table-cell>
          <table:table-cell office:value-type="float" office:value="0.0000719133463" calcext:value-type="float">
            <text:p>0.0000719133463</text:p>
          </table:table-cell>
          <table:table-cell office:value-type="float" office:value="0.0000862929434" calcext:value-type="float">
            <text:p>0.000086292943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000080468" calcext:value-type="float">
            <text:p>0.00000080468</text:p>
          </table:table-cell>
          <table:table-cell office:value-type="float" office:value="0.000013982" calcext:value-type="float">
            <text:p>0.000013982</text:p>
          </table:table-cell>
          <table:table-cell office:value-type="float" office:value="0.0000344339" calcext:value-type="float">
            <text:p>0.0000344339</text:p>
          </table:table-cell>
          <table:table-cell office:value-type="float" office:value="0.0000559425" calcext:value-type="float">
            <text:p>0.0000559425</text:p>
          </table:table-cell>
          <table:table-cell office:value-type="float" office:value="0.0000745699" calcext:value-type="float">
            <text:p>0.0000745699</text:p>
          </table:table-cell>
          <table:table-cell office:value-type="float" office:value="0.0000897193" calcext:value-type="float">
            <text:p>0.0000897193</text:p>
          </table:table-cell>
          <table:table-cell office:value-type="float" office:value="0.000000618689737" calcext:value-type="float">
            <text:p>0.000000618689737</text:p>
          </table:table-cell>
          <table:table-cell office:value-type="float" office:value="0.0000132779404" calcext:value-type="float">
            <text:p>0.0000132779404</text:p>
          </table:table-cell>
          <table:table-cell office:value-type="float" office:value="0.0000335671619" calcext:value-type="float">
            <text:p>0.0000335671619</text:p>
          </table:table-cell>
          <table:table-cell office:value-type="float" office:value="0.000055078809" calcext:value-type="float">
            <text:p>0.000055078809</text:p>
          </table:table-cell>
          <table:table-cell office:value-type="float" office:value="0.0000738023091" calcext:value-type="float">
            <text:p>0.0000738023091</text:p>
          </table:table-cell>
          <table:table-cell office:value-type="float" office:value="0.0000890267371" calcext:value-type="float">
            <text:p>0.0000890267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808889" calcext:value-type="float">
            <text:p>0.000000808889</text:p>
          </table:table-cell>
          <table:table-cell office:value-type="float" office:value="0.0000140335" calcext:value-type="float">
            <text:p>0.0000140335</text:p>
          </table:table-cell>
          <table:table-cell office:value-type="float" office:value="0.0000346285" calcext:value-type="float">
            <text:p>0.0000346285</text:p>
          </table:table-cell>
          <table:table-cell office:value-type="float" office:value="0.0000566516" calcext:value-type="float">
            <text:p>0.0000566516</text:p>
          </table:table-cell>
          <table:table-cell office:value-type="float" office:value="0.0000762953" calcext:value-type="float">
            <text:p>0.0000762953</text:p>
          </table:table-cell>
          <table:table-cell office:value-type="float" office:value="0.0000923055" calcext:value-type="float">
            <text:p>0.0000923055</text:p>
          </table:table-cell>
          <table:table-cell office:value-type="float" office:value="0.000000622135057" calcext:value-type="float">
            <text:p>0.000000622135057</text:p>
          </table:table-cell>
          <table:table-cell office:value-type="float" office:value="0.0000133264769" calcext:value-type="float">
            <text:p>0.0000133264769</text:p>
          </table:table-cell>
          <table:table-cell office:value-type="float" office:value="0.0000337526468" calcext:value-type="float">
            <text:p>0.0000337526468</text:p>
          </table:table-cell>
          <table:table-cell office:value-type="float" office:value="0.0000557566042" calcext:value-type="float">
            <text:p>0.0000557566042</text:p>
          </table:table-cell>
          <table:table-cell office:value-type="float" office:value="0.0000754907048" calcext:value-type="float">
            <text:p>0.0000754907048</text:p>
          </table:table-cell>
          <table:table-cell office:value-type="float" office:value="0.0000915809225" calcext:value-type="float">
            <text:p>0.000091580922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0000813017" calcext:value-type="float">
            <text:p>0.000000813017</text:p>
          </table:table-cell>
          <table:table-cell office:value-type="float" office:value="0.0000140813" calcext:value-type="float">
            <text:p>0.0000140813</text:p>
          </table:table-cell>
          <table:table-cell office:value-type="float" office:value="0.0000347963" calcext:value-type="float">
            <text:p>0.0000347963</text:p>
          </table:table-cell>
          <table:table-cell office:value-type="float" office:value="0.0000572141" calcext:value-type="float">
            <text:p>0.0000572141</text:p>
          </table:table-cell>
          <table:table-cell office:value-type="float" office:value="0.0000778115" calcext:value-type="float">
            <text:p>0.0000778115</text:p>
          </table:table-cell>
          <table:table-cell office:value-type="float" office:value="0.0000947128" calcext:value-type="float">
            <text:p>0.0000947128</text:p>
          </table:table-cell>
          <table:table-cell office:value-type="float" office:value="0.000000625521309" calcext:value-type="float">
            <text:p>0.000000625521309</text:p>
          </table:table-cell>
          <table:table-cell office:value-type="float" office:value="0.0000133716705" calcext:value-type="float">
            <text:p>0.0000133716705</text:p>
          </table:table-cell>
          <table:table-cell office:value-type="float" office:value="0.000033913231" calcext:value-type="float">
            <text:p>0.000033913231</text:p>
          </table:table-cell>
          <table:table-cell office:value-type="float" office:value="0.000056294539" calcext:value-type="float">
            <text:p>0.000056294539</text:p>
          </table:table-cell>
          <table:table-cell office:value-type="float" office:value="0.0000769692357" calcext:value-type="float">
            <text:p>0.0000769692357</text:p>
          </table:table-cell>
          <table:table-cell office:value-type="float" office:value="0.0000939563273" calcext:value-type="float">
            <text:p>0.000093956327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0000817074" calcext:value-type="float">
            <text:p>0.000000817074</text:p>
          </table:table-cell>
          <table:table-cell office:value-type="float" office:value="0.000014126" calcext:value-type="float">
            <text:p>0.000014126</text:p>
          </table:table-cell>
          <table:table-cell office:value-type="float" office:value="0.0000349439" calcext:value-type="float">
            <text:p>0.0000349439</text:p>
          </table:table-cell>
          <table:table-cell office:value-type="float" office:value="0.0000576666" calcext:value-type="float">
            <text:p>0.0000576666</text:p>
          </table:table-cell>
          <table:table-cell office:value-type="float" office:value="0.0000791096" calcext:value-type="float">
            <text:p>0.0000791096</text:p>
          </table:table-cell>
          <table:table-cell office:value-type="float" office:value="0.0000969396" calcext:value-type="float">
            <text:p>0.0000969396</text:p>
          </table:table-cell>
          <table:table-cell office:value-type="float" office:value="0.000000628854889" calcext:value-type="float">
            <text:p>0.000000628854889</text:p>
          </table:table-cell>
          <table:table-cell office:value-type="float" office:value="0.0000134140451" calcext:value-type="float">
            <text:p>0.0000134140451</text:p>
          </table:table-cell>
          <table:table-cell office:value-type="float" office:value="0.0000340548112" calcext:value-type="float">
            <text:p>0.0000340548112</text:p>
          </table:table-cell>
          <table:table-cell office:value-type="float" office:value="0.0000567282911" calcext:value-type="float">
            <text:p>0.0000567282911</text:p>
          </table:table-cell>
          <table:table-cell office:value-type="float" office:value="0.0000782300418" calcext:value-type="float">
            <text:p>0.0000782300418</text:p>
          </table:table-cell>
          <table:table-cell office:value-type="float" office:value="0.0000961511324" calcext:value-type="float">
            <text:p>0.000096151132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0000821066" calcext:value-type="float">
            <text:p>0.000000821066</text:p>
          </table:table-cell>
          <table:table-cell office:value-type="float" office:value="0.0000141682" calcext:value-type="float">
            <text:p>0.0000141682</text:p>
          </table:table-cell>
          <table:table-cell office:value-type="float" office:value="0.0000350756" calcext:value-type="float">
            <text:p>0.0000350756</text:p>
          </table:table-cell>
          <table:table-cell office:value-type="float" office:value="0.0000580386" calcext:value-type="float">
            <text:p>0.0000580386</text:p>
          </table:table-cell>
          <table:table-cell office:value-type="float" office:value="0.0000801907" calcext:value-type="float">
            <text:p>0.0000801907</text:p>
          </table:table-cell>
          <table:table-cell office:value-type="float" office:value="0.0000989809" calcext:value-type="float">
            <text:p>0.0000989809</text:p>
          </table:table-cell>
          <table:table-cell office:value-type="float" office:value="0.000000632141255" calcext:value-type="float">
            <text:p>0.000000632141255</text:p>
          </table:table-cell>
          <table:table-cell office:value-type="float" office:value="0.000013454012" calcext:value-type="float">
            <text:p>0.000013454012</text:p>
          </table:table-cell>
          <table:table-cell office:value-type="float" office:value="0.0000341815036" calcext:value-type="float">
            <text:p>0.0000341815036</text:p>
          </table:table-cell>
          <table:table-cell office:value-type="float" office:value="0.0000570858708" calcext:value-type="float">
            <text:p>0.0000570858708</text:p>
          </table:table-cell>
          <table:table-cell office:value-type="float" office:value="0.0000792762668" calcext:value-type="float">
            <text:p>0.0000792762668</text:p>
          </table:table-cell>
          <table:table-cell office:value-type="float" office:value="0.0000981598107" calcext:value-type="float">
            <text:p>0.00009815981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0000825" calcext:value-type="float">
            <text:p>0.000000825</text:p>
          </table:table-cell>
          <table:table-cell office:value-type="float" office:value="0.0000142081" calcext:value-type="float">
            <text:p>0.0000142081</text:p>
          </table:table-cell>
          <table:table-cell office:value-type="float" office:value="0.0000351946" calcext:value-type="float">
            <text:p>0.0000351946</text:p>
          </table:table-cell>
          <table:table-cell office:value-type="float" office:value="0.0000583513" calcext:value-type="float">
            <text:p>0.0000583513</text:p>
          </table:table-cell>
          <table:table-cell office:value-type="float" office:value="0.0000810732" calcext:value-type="float">
            <text:p>0.0000810732</text:p>
          </table:table-cell>
          <table:table-cell office:value-type="float" office:value="0.000100827" calcext:value-type="float">
            <text:p>0.000100827</text:p>
          </table:table-cell>
          <table:table-cell office:value-type="float" office:value="0.000000635385106" calcext:value-type="float">
            <text:p>0.000000635385106</text:p>
          </table:table-cell>
          <table:table-cell office:value-type="float" office:value="0.0000134918993" calcext:value-type="float">
            <text:p>0.0000134918993</text:p>
          </table:table-cell>
          <table:table-cell office:value-type="float" office:value="0.0000342962667" calcext:value-type="float">
            <text:p>0.0000342962667</text:p>
          </table:table-cell>
          <table:table-cell office:value-type="float" office:value="0.0000573873704" calcext:value-type="float">
            <text:p>0.0000573873704</text:p>
          </table:table-cell>
          <table:table-cell office:value-type="float" office:value="0.0000801284864" calcext:value-type="float">
            <text:p>0.0000801284864</text:p>
          </table:table-cell>
          <table:table-cell office:value-type="float" office:value="0.0000999724573" calcext:value-type="float">
            <text:p>0.000099972457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00828881" calcext:value-type="float">
            <text:p>0.000000828881</text:p>
          </table:table-cell>
          <table:table-cell office:value-type="float" office:value="0.000014246" calcext:value-type="float">
            <text:p>0.000014246</text:p>
          </table:table-cell>
          <table:table-cell office:value-type="float" office:value="0.0000353034" calcext:value-type="float">
            <text:p>0.0000353034</text:p>
          </table:table-cell>
          <table:table-cell office:value-type="float" office:value="0.0000586196" calcext:value-type="float">
            <text:p>0.0000586196</text:p>
          </table:table-cell>
          <table:table-cell office:value-type="float" office:value="0.0000817895" calcext:value-type="float">
            <text:p>0.0000817895</text:p>
          </table:table-cell>
          <table:table-cell office:value-type="float" office:value="0.000102465" calcext:value-type="float">
            <text:p>0.000102465</text:p>
          </table:table-cell>
          <table:table-cell office:value-type="float" office:value="0.000000638590517" calcext:value-type="float">
            <text:p>0.000000638590517</text:p>
          </table:table-cell>
          <table:table-cell office:value-type="float" office:value="0.0000135279731" calcext:value-type="float">
            <text:p>0.0000135279731</text:p>
          </table:table-cell>
          <table:table-cell office:value-type="float" office:value="0.0000344012836" calcext:value-type="float">
            <text:p>0.0000344012836</text:p>
          </table:table-cell>
          <table:table-cell office:value-type="float" office:value="0.0000576468022" calcext:value-type="float">
            <text:p>0.0000576468022</text:p>
          </table:table-cell>
          <table:table-cell office:value-type="float" office:value="0.0000808200577" calcext:value-type="float">
            <text:p>0.0000808200577</text:p>
          </table:table-cell>
          <table:table-cell office:value-type="float" office:value="0.000101576191" calcext:value-type="float">
            <text:p>0.00010157619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0000832715" calcext:value-type="float">
            <text:p>0.000000832715</text:p>
          </table:table-cell>
          <table:table-cell office:value-type="float" office:value="0.0000142822" calcext:value-type="float">
            <text:p>0.0000142822</text:p>
          </table:table-cell>
          <table:table-cell office:value-type="float" office:value="0.0000354036" calcext:value-type="float">
            <text:p>0.0000354036</text:p>
          </table:table-cell>
          <table:table-cell office:value-type="float" office:value="0.000058854" calcext:value-type="float">
            <text:p>0.000058854</text:p>
          </table:table-cell>
          <table:table-cell office:value-type="float" office:value="0.0000823753" calcext:value-type="float">
            <text:p>0.0000823753</text:p>
          </table:table-cell>
          <table:table-cell office:value-type="float" office:value="0.000103883" calcext:value-type="float">
            <text:p>0.000103883</text:p>
          </table:table-cell>
          <table:table-cell office:value-type="float" office:value="0.000000641761046" calcext:value-type="float">
            <text:p>0.000000641761046</text:p>
          </table:table-cell>
          <table:table-cell office:value-type="float" office:value="0.0000135624516" calcext:value-type="float">
            <text:p>0.0000135624516</text:p>
          </table:table-cell>
          <table:table-cell office:value-type="float" office:value="0.0000344982045" calcext:value-type="float">
            <text:p>0.0000344982045</text:p>
          </table:table-cell>
          <table:table-cell office:value-type="float" office:value="0.0000578739646" calcext:value-type="float">
            <text:p>0.0000578739646</text:p>
          </table:table-cell>
          <table:table-cell office:value-type="float" office:value="0.0000813864272" calcext:value-type="float">
            <text:p>0.0000813864272</text:p>
          </table:table-cell>
          <table:table-cell office:value-type="float" office:value="0.000102960854" calcext:value-type="float">
            <text:p>0.00010296085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00000836505" calcext:value-type="float">
            <text:p>0.000000836505</text:p>
          </table:table-cell>
          <table:table-cell office:value-type="float" office:value="0.0000143169" calcext:value-type="float">
            <text:p>0.0000143169</text:p>
          </table:table-cell>
          <table:table-cell office:value-type="float" office:value="0.0000354967" calcext:value-type="float">
            <text:p>0.0000354967</text:p>
          </table:table-cell>
          <table:table-cell office:value-type="float" office:value="0.0000590619" calcext:value-type="float">
            <text:p>0.0000590619</text:p>
          </table:table-cell>
          <table:table-cell office:value-type="float" office:value="0.0000828619" calcext:value-type="float">
            <text:p>0.0000828619</text:p>
          </table:table-cell>
          <table:table-cell office:value-type="float" office:value="0.000105083" calcext:value-type="float">
            <text:p>0.000105083</text:p>
          </table:table-cell>
          <table:table-cell office:value-type="float" office:value="0.000000644899828" calcext:value-type="float">
            <text:p>0.000000644899828</text:p>
          </table:table-cell>
          <table:table-cell office:value-type="float" office:value="0.0000135955165" calcext:value-type="float">
            <text:p>0.0000135955165</text:p>
          </table:table-cell>
          <table:table-cell office:value-type="float" office:value="0.0000345883026" calcext:value-type="float">
            <text:p>0.0000345883026</text:p>
          </table:table-cell>
          <table:table-cell office:value-type="float" office:value="0.00005807582" calcext:value-type="float">
            <text:p>0.00005807582</text:p>
          </table:table-cell>
          <table:table-cell office:value-type="float" office:value="0.0000818578436" calcext:value-type="float">
            <text:p>0.0000818578436</text:p>
          </table:table-cell>
          <table:table-cell office:value-type="float" office:value="0.00010412798" calcext:value-type="float">
            <text:p>0.0001041279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0000840256" calcext:value-type="float">
            <text:p>0.000000840256</text:p>
          </table:table-cell>
          <table:table-cell office:value-type="float" office:value="0.0000143502" calcext:value-type="float">
            <text:p>0.0000143502</text:p>
          </table:table-cell>
          <table:table-cell office:value-type="float" office:value="0.0000355836" calcext:value-type="float">
            <text:p>0.0000355836</text:p>
          </table:table-cell>
          <table:table-cell office:value-type="float" office:value="0.0000592486" calcext:value-type="float">
            <text:p>0.0000592486</text:p>
          </table:table-cell>
          <table:table-cell office:value-type="float" office:value="0.0000832735" calcext:value-type="float">
            <text:p>0.0000832735</text:p>
          </table:table-cell>
          <table:table-cell office:value-type="float" office:value="0.000106079" calcext:value-type="float">
            <text:p>0.000106079</text:p>
          </table:table-cell>
          <table:table-cell office:value-type="float" office:value="0.000000648009642" calcext:value-type="float">
            <text:p>0.000000648009642</text:p>
          </table:table-cell>
          <table:table-cell office:value-type="float" office:value="0.0000136273203" calcext:value-type="float">
            <text:p>0.0000136273203</text:p>
          </table:table-cell>
          <table:table-cell office:value-type="float" office:value="0.0000346725789" calcext:value-type="float">
            <text:p>0.0000346725789</text:p>
          </table:table-cell>
          <table:table-cell office:value-type="float" office:value="0.00005825742" calcext:value-type="float">
            <text:p>0.00005825742</text:p>
          </table:table-cell>
          <table:table-cell office:value-type="float" office:value="0.0000822574483" calcext:value-type="float">
            <text:p>0.0000822574483</text:p>
          </table:table-cell>
          <table:table-cell office:value-type="float" office:value="0.000105095839" calcext:value-type="float">
            <text:p>0.000105095839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0000084397" calcext:value-type="float">
            <text:p>0.00000084397</text:p>
          </table:table-cell>
          <table:table-cell office:value-type="float" office:value="0.0000143823" calcext:value-type="float">
            <text:p>0.0000143823</text:p>
          </table:table-cell>
          <table:table-cell office:value-type="float" office:value="0.0000356653" calcext:value-type="float">
            <text:p>0.0000356653</text:p>
          </table:table-cell>
          <table:table-cell office:value-type="float" office:value="0.0000594181" calcext:value-type="float">
            <text:p>0.0000594181</text:p>
          </table:table-cell>
          <table:table-cell office:value-type="float" office:value="0.0000836278" calcext:value-type="float">
            <text:p>0.0000836278</text:p>
          </table:table-cell>
          <table:table-cell office:value-type="float" office:value="0.000106901" calcext:value-type="float">
            <text:p>0.000106901</text:p>
          </table:table-cell>
          <table:table-cell office:value-type="float" office:value="0.000000651092978" calcext:value-type="float">
            <text:p>0.000000651092978</text:p>
          </table:table-cell>
          <table:table-cell office:value-type="float" office:value="0.0000136579922" calcext:value-type="float">
            <text:p>0.0000136579922</text:p>
          </table:table-cell>
          <table:table-cell office:value-type="float" office:value="0.0000347518332" calcext:value-type="float">
            <text:p>0.0000347518332</text:p>
          </table:table-cell>
          <table:table-cell office:value-type="float" office:value="0.0000584225099" calcext:value-type="float">
            <text:p>0.0000584225099</text:p>
          </table:table-cell>
          <table:table-cell office:value-type="float" office:value="0.0000826021608" calcext:value-type="float">
            <text:p>0.0000826021608</text:p>
          </table:table-cell>
          <table:table-cell office:value-type="float" office:value="0.000105895033" calcext:value-type="float">
            <text:p>0.0001058950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00847651" calcext:value-type="float">
            <text:p>0.000000847651</text:p>
          </table:table-cell>
          <table:table-cell office:value-type="float" office:value="0.0000144134" calcext:value-type="float">
            <text:p>0.0000144134</text:p>
          </table:table-cell>
          <table:table-cell office:value-type="float" office:value="0.0000357424" calcext:value-type="float">
            <text:p>0.0000357424</text:p>
          </table:table-cell>
          <table:table-cell office:value-type="float" office:value="0.0000595734" calcext:value-type="float">
            <text:p>0.0000595734</text:p>
          </table:table-cell>
          <table:table-cell office:value-type="float" office:value="0.0000839377" calcext:value-type="float">
            <text:p>0.0000839377</text:p>
          </table:table-cell>
          <table:table-cell office:value-type="float" office:value="0.000107584" calcext:value-type="float">
            <text:p>0.000107584</text:p>
          </table:table-cell>
          <table:table-cell office:value-type="float" office:value="0.000000654152089" calcext:value-type="float">
            <text:p>0.000000654152089</text:p>
          </table:table-cell>
          <table:table-cell office:value-type="float" office:value="0.0000136876428" calcext:value-type="float">
            <text:p>0.0000136876428</text:p>
          </table:table-cell>
          <table:table-cell office:value-type="float" office:value="0.0000348267139" calcext:value-type="float">
            <text:p>0.0000348267139</text:p>
          </table:table-cell>
          <table:table-cell office:value-type="float" office:value="0.0000585739247" calcext:value-type="float">
            <text:p>0.0000585739247</text:p>
          </table:table-cell>
          <table:table-cell office:value-type="float" office:value="0.0000829042181" calcext:value-type="float">
            <text:p>0.0000829042181</text:p>
          </table:table-cell>
          <table:table-cell office:value-type="float" office:value="0.000106559196" calcext:value-type="float">
            <text:p>0.00010655919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00000851301" calcext:value-type="float">
            <text:p>0.000000851301</text:p>
          </table:table-cell>
          <table:table-cell office:value-type="float" office:value="0.0000144434" calcext:value-type="float">
            <text:p>0.0000144434</text:p>
          </table:table-cell>
          <table:table-cell office:value-type="float" office:value="0.0000358154" calcext:value-type="float">
            <text:p>0.0000358154</text:p>
          </table:table-cell>
          <table:table-cell office:value-type="float" office:value="0.0000597167" calcext:value-type="float">
            <text:p>0.0000597167</text:p>
          </table:table-cell>
          <table:table-cell office:value-type="float" office:value="0.0000842125" calcext:value-type="float">
            <text:p>0.0000842125</text:p>
          </table:table-cell>
          <table:table-cell office:value-type="float" office:value="0.000108158" calcext:value-type="float">
            <text:p>0.000108158</text:p>
          </table:table-cell>
          <table:table-cell office:value-type="float" office:value="0.00000065718904" calcext:value-type="float">
            <text:p>0.00000065718904</text:p>
          </table:table-cell>
          <table:table-cell office:value-type="float" office:value="0.0000137163674" calcext:value-type="float">
            <text:p>0.0000137163674</text:p>
          </table:table-cell>
          <table:table-cell office:value-type="float" office:value="0.0000348977531" calcext:value-type="float">
            <text:p>0.0000348977531</text:p>
          </table:table-cell>
          <table:table-cell office:value-type="float" office:value="0.0000587138513" calcext:value-type="float">
            <text:p>0.0000587138513</text:p>
          </table:table-cell>
          <table:table-cell office:value-type="float" office:value="0.0000831725263" calcext:value-type="float">
            <text:p>0.0000831725263</text:p>
          </table:table-cell>
          <table:table-cell office:value-type="float" office:value="0.000107118221" calcext:value-type="float">
            <text:p>0.00010711822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0000854924" calcext:value-type="float">
            <text:p>0.000000854924</text:p>
          </table:table-cell>
          <table:table-cell office:value-type="float" office:value="0.0000144725" calcext:value-type="float">
            <text:p>0.0000144725</text:p>
          </table:table-cell>
          <table:table-cell office:value-type="float" office:value="0.000035885" calcext:value-type="float">
            <text:p>0.000035885</text:p>
          </table:table-cell>
          <table:table-cell office:value-type="float" office:value="0.0000598498" calcext:value-type="float">
            <text:p>0.0000598498</text:p>
          </table:table-cell>
          <table:table-cell office:value-type="float" office:value="0.0000844591" calcext:value-type="float">
            <text:p>0.0000844591</text:p>
          </table:table-cell>
          <table:table-cell office:value-type="float" office:value="0.000108648" calcext:value-type="float">
            <text:p>0.000108648</text:p>
          </table:table-cell>
          <table:table-cell office:value-type="float" office:value="0.000000660205754" calcext:value-type="float">
            <text:p>0.000000660205754</text:p>
          </table:table-cell>
          <table:table-cell office:value-type="float" office:value="0.0000137442488" calcext:value-type="float">
            <text:p>0.0000137442488</text:p>
          </table:table-cell>
          <table:table-cell office:value-type="float" office:value="0.0000349653929" calcext:value-type="float">
            <text:p>0.0000349653929</text:p>
          </table:table-cell>
          <table:table-cell office:value-type="float" office:value="0.0000588440069" calcext:value-type="float">
            <text:p>0.0000588440069</text:p>
          </table:table-cell>
          <table:table-cell office:value-type="float" office:value="0.000083413658" calcext:value-type="float">
            <text:p>0.000083413658</text:p>
          </table:table-cell>
          <table:table-cell office:value-type="float" office:value="0.000107595914" calcext:value-type="float">
            <text:p>0.00010759591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0000085852" calcext:value-type="float">
            <text:p>0.00000085852</text:p>
          </table:table-cell>
          <table:table-cell office:value-type="float" office:value="0.0000145008" calcext:value-type="float">
            <text:p>0.0000145008</text:p>
          </table:table-cell>
          <table:table-cell office:value-type="float" office:value="0.0000359513" calcext:value-type="float">
            <text:p>0.0000359513</text:p>
          </table:table-cell>
          <table:table-cell office:value-type="float" office:value="0.0000599743" calcext:value-type="float">
            <text:p>0.0000599743</text:p>
          </table:table-cell>
          <table:table-cell office:value-type="float" office:value="0.0000846827" calcext:value-type="float">
            <text:p>0.0000846827</text:p>
          </table:table-cell>
          <table:table-cell office:value-type="float" office:value="0.000109072" calcext:value-type="float">
            <text:p>0.000109072</text:p>
          </table:table-cell>
          <table:table-cell office:value-type="float" office:value="0.000000663204051" calcext:value-type="float">
            <text:p>0.000000663204051</text:p>
          </table:table-cell>
          <table:table-cell office:value-type="float" office:value="0.0000137713594" calcext:value-type="float">
            <text:p>0.0000137713594</text:p>
          </table:table-cell>
          <table:table-cell office:value-type="float" office:value="0.0000350300041" calcext:value-type="float">
            <text:p>0.0000350300041</text:p>
          </table:table-cell>
          <table:table-cell office:value-type="float" office:value="0.0000589657603" calcext:value-type="float">
            <text:p>0.0000589657603</text:p>
          </table:table-cell>
          <table:table-cell office:value-type="float" office:value="0.0000836325464" calcext:value-type="float">
            <text:p>0.0000836325464</text:p>
          </table:table-cell>
          <table:table-cell office:value-type="float" office:value="0.000108010297" calcext:value-type="float">
            <text:p>0.00010801029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0000862094" calcext:value-type="float">
            <text:p>0.000000862094</text:p>
          </table:table-cell>
          <table:table-cell office:value-type="float" office:value="0.0000145284" calcext:value-type="float">
            <text:p>0.0000145284</text:p>
          </table:table-cell>
          <table:table-cell office:value-type="float" office:value="0.0000360149" calcext:value-type="float">
            <text:p>0.0000360149</text:p>
          </table:table-cell>
          <table:table-cell office:value-type="float" office:value="0.0000600912" calcext:value-type="float">
            <text:p>0.0000600912</text:p>
          </table:table-cell>
          <table:table-cell office:value-type="float" office:value="0.0000848871" calcext:value-type="float">
            <text:p>0.0000848871</text:p>
          </table:table-cell>
          <table:table-cell office:value-type="float" office:value="0.000109444" calcext:value-type="float">
            <text:p>0.000109444</text:p>
          </table:table-cell>
          <table:table-cell office:value-type="float" office:value="0.000000666185693" calcext:value-type="float">
            <text:p>0.000000666185693</text:p>
          </table:table-cell>
          <table:table-cell office:value-type="float" office:value="0.0000137977631" calcext:value-type="float">
            <text:p>0.0000137977631</text:p>
          </table:table-cell>
          <table:table-cell office:value-type="float" office:value="0.0000350919009" calcext:value-type="float">
            <text:p>0.0000350919009</text:p>
          </table:table-cell>
          <table:table-cell office:value-type="float" office:value="0.0000590802185" calcext:value-type="float">
            <text:p>0.0000590802185</text:p>
          </table:table-cell>
          <table:table-cell office:value-type="float" office:value="0.0000838329589" calcext:value-type="float">
            <text:p>0.0000838329589</text:p>
          </table:table-cell>
          <table:table-cell office:value-type="float" office:value="0.000108374781" calcext:value-type="float">
            <text:p>0.00010837478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000865647" calcext:value-type="float">
            <text:p>0.000000865647</text:p>
          </table:table-cell>
          <table:table-cell office:value-type="float" office:value="0.0000145552" calcext:value-type="float">
            <text:p>0.0000145552</text:p>
          </table:table-cell>
          <table:table-cell office:value-type="float" office:value="0.0000360759" calcext:value-type="float">
            <text:p>0.0000360759</text:p>
          </table:table-cell>
          <table:table-cell office:value-type="float" office:value="0.0000602015" calcext:value-type="float">
            <text:p>0.0000602015</text:p>
          </table:table-cell>
          <table:table-cell office:value-type="float" office:value="0.0000850756" calcext:value-type="float">
            <text:p>0.0000850756</text:p>
          </table:table-cell>
          <table:table-cell office:value-type="float" office:value="0.000109776" calcext:value-type="float">
            <text:p>0.000109776</text:p>
          </table:table-cell>
          <table:table-cell office:value-type="float" office:value="0.000000669152418" calcext:value-type="float">
            <text:p>0.000000669152418</text:p>
          </table:table-cell>
          <table:table-cell office:value-type="float" office:value="0.0000138235168" calcext:value-type="float">
            <text:p>0.0000138235168</text:p>
          </table:table-cell>
          <table:table-cell office:value-type="float" office:value="0.0000351513515" calcext:value-type="float">
            <text:p>0.0000351513515</text:p>
          </table:table-cell>
          <table:table-cell office:value-type="float" office:value="0.0000591882878" calcext:value-type="float">
            <text:p>0.0000591882878</text:p>
          </table:table-cell>
          <table:table-cell office:value-type="float" office:value="0.0000840178207" calcext:value-type="float">
            <text:p>0.0000840178207</text:p>
          </table:table-cell>
          <table:table-cell office:value-type="float" office:value="0.000108699352" calcext:value-type="float">
            <text:p>0.00010869935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000086918" calcext:value-type="float">
            <text:p>0.00000086918</text:p>
          </table:table-cell>
          <table:table-cell office:value-type="float" office:value="0.0000145814" calcext:value-type="float">
            <text:p>0.0000145814</text:p>
          </table:table-cell>
          <table:table-cell office:value-type="float" office:value="0.0000361346" calcext:value-type="float">
            <text:p>0.0000361346</text:p>
          </table:table-cell>
          <table:table-cell office:value-type="float" office:value="0.000060306" calcext:value-type="float">
            <text:p>0.000060306</text:p>
          </table:table-cell>
          <table:table-cell office:value-type="float" office:value="0.0000852504" calcext:value-type="float">
            <text:p>0.0000852504</text:p>
          </table:table-cell>
          <table:table-cell office:value-type="float" office:value="0.000110073" calcext:value-type="float">
            <text:p>0.000110073</text:p>
          </table:table-cell>
          <table:table-cell office:value-type="float" office:value="0.000000672105985" calcext:value-type="float">
            <text:p>0.000000672105985</text:p>
          </table:table-cell>
          <table:table-cell office:value-type="float" office:value="0.0000138486714" calcext:value-type="float">
            <text:p>0.0000138486714</text:p>
          </table:table-cell>
          <table:table-cell office:value-type="float" office:value="0.0000352085868" calcext:value-type="float">
            <text:p>0.0000352085868</text:p>
          </table:table-cell>
          <table:table-cell office:value-type="float" office:value="0.0000592907191" calcext:value-type="float">
            <text:p>0.0000592907191</text:p>
          </table:table-cell>
          <table:table-cell office:value-type="float" office:value="0.0000841894393" calcext:value-type="float">
            <text:p>0.0000841894393</text:p>
          </table:table-cell>
          <table:table-cell office:value-type="float" office:value="0.000108991508" calcext:value-type="float">
            <text:p>0.00010899150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00000872698" calcext:value-type="float">
            <text:p>0.000000872698</text:p>
          </table:table-cell>
          <table:table-cell office:value-type="float" office:value="0.000014607" calcext:value-type="float">
            <text:p>0.000014607</text:p>
          </table:table-cell>
          <table:table-cell office:value-type="float" office:value="0.0000361912" calcext:value-type="float">
            <text:p>0.0000361912</text:p>
          </table:table-cell>
          <table:table-cell office:value-type="float" office:value="0.0000604053" calcext:value-type="float">
            <text:p>0.0000604053</text:p>
          </table:table-cell>
          <table:table-cell office:value-type="float" office:value="0.0000854135" calcext:value-type="float">
            <text:p>0.0000854135</text:p>
          </table:table-cell>
          <table:table-cell office:value-type="float" office:value="0.000110344" calcext:value-type="float">
            <text:p>0.000110344</text:p>
          </table:table-cell>
          <table:table-cell office:value-type="float" office:value="0.000000675048205" calcext:value-type="float">
            <text:p>0.000000675048205</text:p>
          </table:table-cell>
          <table:table-cell office:value-type="float" office:value="0.0000138732733" calcext:value-type="float">
            <text:p>0.0000138732733</text:p>
          </table:table-cell>
          <table:table-cell office:value-type="float" office:value="0.0000352638071" calcext:value-type="float">
            <text:p>0.0000352638071</text:p>
          </table:table-cell>
          <table:table-cell office:value-type="float" office:value="0.0000593881403" calcext:value-type="float">
            <text:p>0.0000593881403</text:p>
          </table:table-cell>
          <table:table-cell office:value-type="float" office:value="0.0000843496608" calcext:value-type="float">
            <text:p>0.0000843496608</text:p>
          </table:table-cell>
          <table:table-cell office:value-type="float" office:value="0.000109256959" calcext:value-type="float">
            <text:p>0.00010925695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0000876202" calcext:value-type="float">
            <text:p>0.000000876202</text:p>
          </table:table-cell>
          <table:table-cell office:value-type="float" office:value="0.0000146321" calcext:value-type="float">
            <text:p>0.0000146321</text:p>
          </table:table-cell>
          <table:table-cell office:value-type="float" office:value="0.0000362458" calcext:value-type="float">
            <text:p>0.0000362458</text:p>
          </table:table-cell>
          <table:table-cell office:value-type="float" office:value="0.0000605" calcext:value-type="float">
            <text:p>0.0000605</text:p>
          </table:table-cell>
          <table:table-cell office:value-type="float" office:value="0.0000855663" calcext:value-type="float">
            <text:p>0.0000855663</text:p>
          </table:table-cell>
          <table:table-cell office:value-type="float" office:value="0.000110591" calcext:value-type="float">
            <text:p>0.000110591</text:p>
          </table:table-cell>
          <table:table-cell office:value-type="float" office:value="0.000000677980985" calcext:value-type="float">
            <text:p>0.000000677980985</text:p>
          </table:table-cell>
          <table:table-cell office:value-type="float" office:value="0.0000138973652" calcext:value-type="float">
            <text:p>0.0000138973652</text:p>
          </table:table-cell>
          <table:table-cell office:value-type="float" office:value="0.0000353171876" calcext:value-type="float">
            <text:p>0.0000353171876</text:p>
          </table:table-cell>
          <table:table-cell office:value-type="float" office:value="0.000059481082" calcext:value-type="float">
            <text:p>0.000059481082</text:p>
          </table:table-cell>
          <table:table-cell office:value-type="float" office:value="0.000084499982" calcext:value-type="float">
            <text:p>0.000084499982</text:p>
          </table:table-cell>
          <table:table-cell office:value-type="float" office:value="0.000109500113" calcext:value-type="float">
            <text:p>0.000109500113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00000879694" calcext:value-type="float">
            <text:p>0.000000879694</text:p>
          </table:table-cell>
          <table:table-cell office:value-type="float" office:value="0.0000146567" calcext:value-type="float">
            <text:p>0.0000146567</text:p>
          </table:table-cell>
          <table:table-cell office:value-type="float" office:value="0.0000362988" calcext:value-type="float">
            <text:p>0.0000362988</text:p>
          </table:table-cell>
          <table:table-cell office:value-type="float" office:value="0.0000605906" calcext:value-type="float">
            <text:p>0.0000605906</text:p>
          </table:table-cell>
          <table:table-cell office:value-type="float" office:value="0.0000857103" calcext:value-type="float">
            <text:p>0.0000857103</text:p>
          </table:table-cell>
          <table:table-cell office:value-type="float" office:value="0.000110819" calcext:value-type="float">
            <text:p>0.000110819</text:p>
          </table:table-cell>
          <table:table-cell office:value-type="float" office:value="0.000000680906363" calcext:value-type="float">
            <text:p>0.000000680906363</text:p>
          </table:table-cell>
          <table:table-cell office:value-type="float" office:value="0.0000139209872" calcext:value-type="float">
            <text:p>0.0000139209872</text:p>
          </table:table-cell>
          <table:table-cell office:value-type="float" office:value="0.0000353688826" calcext:value-type="float">
            <text:p>0.0000353688826</text:p>
          </table:table-cell>
          <table:table-cell office:value-type="float" office:value="0.000059569996" calcext:value-type="float">
            <text:p>0.000059569996</text:p>
          </table:table-cell>
          <table:table-cell office:value-type="float" office:value="0.0000846416309" calcext:value-type="float">
            <text:p>0.0000846416309</text:p>
          </table:table-cell>
          <table:table-cell office:value-type="float" office:value="0.000109724423" calcext:value-type="float">
            <text:p>0.0001097244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883178" calcext:value-type="float">
            <text:p>0.000000883178</text:p>
          </table:table-cell>
          <table:table-cell office:value-type="float" office:value="0.0000146808" calcext:value-type="float">
            <text:p>0.0000146808</text:p>
          </table:table-cell>
          <table:table-cell office:value-type="float" office:value="0.0000363501" calcext:value-type="float">
            <text:p>0.0000363501</text:p>
          </table:table-cell>
          <table:table-cell office:value-type="float" office:value="0.0000606774" calcext:value-type="float">
            <text:p>0.0000606774</text:p>
          </table:table-cell>
          <table:table-cell office:value-type="float" office:value="0.0000858464" calcext:value-type="float">
            <text:p>0.0000858464</text:p>
          </table:table-cell>
          <table:table-cell office:value-type="float" office:value="0.00011103" calcext:value-type="float">
            <text:p>0.00011103</text:p>
          </table:table-cell>
          <table:table-cell office:value-type="float" office:value="0.000000683826546" calcext:value-type="float">
            <text:p>0.000000683826546</text:p>
          </table:table-cell>
          <table:table-cell office:value-type="float" office:value="0.0000139441772" calcext:value-type="float">
            <text:p>0.0000139441772</text:p>
          </table:table-cell>
          <table:table-cell office:value-type="float" office:value="0.0000354190291" calcext:value-type="float">
            <text:p>0.0000354190291</text:p>
          </table:table-cell>
          <table:table-cell office:value-type="float" office:value="0.0000596552703" calcext:value-type="float">
            <text:p>0.0000596552703</text:p>
          </table:table-cell>
          <table:table-cell office:value-type="float" office:value="0.0000847756258" calcext:value-type="float">
            <text:p>0.0000847756258</text:p>
          </table:table-cell>
          <table:table-cell office:value-type="float" office:value="0.000109932633" calcext:value-type="float">
            <text:p>0.00010993263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000000886656" calcext:value-type="float">
            <text:p>0.000000886656</text:p>
          </table:table-cell>
          <table:table-cell office:value-type="float" office:value="0.0000147045" calcext:value-type="float">
            <text:p>0.0000147045</text:p>
          </table:table-cell>
          <table:table-cell office:value-type="float" office:value="0.0000364" calcext:value-type="float">
            <text:p>0.0000364</text:p>
          </table:table-cell>
          <table:table-cell office:value-type="float" office:value="0.0000607608" calcext:value-type="float">
            <text:p>0.0000607608</text:p>
          </table:table-cell>
          <table:table-cell office:value-type="float" office:value="0.0000859756" calcext:value-type="float">
            <text:p>0.0000859756</text:p>
          </table:table-cell>
          <table:table-cell office:value-type="float" office:value="0.000111227" calcext:value-type="float">
            <text:p>0.000111227</text:p>
          </table:table-cell>
          <table:table-cell office:value-type="float" office:value="0.00000068674395" calcext:value-type="float">
            <text:p>0.00000068674395</text:p>
          </table:table-cell>
          <table:table-cell office:value-type="float" office:value="0.0000139669725" calcext:value-type="float">
            <text:p>0.0000139669725</text:p>
          </table:table-cell>
          <table:table-cell office:value-type="float" office:value="0.0000354677501" calcext:value-type="float">
            <text:p>0.0000354677501</text:p>
          </table:table-cell>
          <table:table-cell office:value-type="float" office:value="0.0000597372405" calcext:value-type="float">
            <text:p>0.0000597372405</text:p>
          </table:table-cell>
          <table:table-cell office:value-type="float" office:value="0.0000849028197" calcext:value-type="float">
            <text:p>0.0000849028197</text:p>
          </table:table-cell>
          <table:table-cell office:value-type="float" office:value="0.00011012695" calcext:value-type="float">
            <text:p>0.0001101269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00000890133" calcext:value-type="float">
            <text:p>0.000000890133</text:p>
          </table:table-cell>
          <table:table-cell office:value-type="float" office:value="0.0000147278" calcext:value-type="float">
            <text:p>0.0000147278</text:p>
          </table:table-cell>
          <table:table-cell office:value-type="float" office:value="0.0000364485" calcext:value-type="float">
            <text:p>0.0000364485</text:p>
          </table:table-cell>
          <table:table-cell office:value-type="float" office:value="0.0000608412" calcext:value-type="float">
            <text:p>0.0000608412</text:p>
          </table:table-cell>
          <table:table-cell office:value-type="float" office:value="0.0000860985" calcext:value-type="float">
            <text:p>0.0000860985</text:p>
          </table:table-cell>
          <table:table-cell office:value-type="float" office:value="0.000111412" calcext:value-type="float">
            <text:p>0.000111412</text:p>
          </table:table-cell>
          <table:table-cell office:value-type="float" office:value="0.000000689661232" calcext:value-type="float">
            <text:p>0.000000689661232</text:p>
          </table:table-cell>
          <table:table-cell office:value-type="float" office:value="0.0000139894098" calcext:value-type="float">
            <text:p>0.0000139894098</text:p>
          </table:table-cell>
          <table:table-cell office:value-type="float" office:value="0.0000355151576" calcext:value-type="float">
            <text:p>0.0000355151576</text:p>
          </table:table-cell>
          <table:table-cell office:value-type="float" office:value="0.0000598161993" calcext:value-type="float">
            <text:p>0.0000598161993</text:p>
          </table:table-cell>
          <table:table-cell office:value-type="float" office:value="0.0000850239335" calcext:value-type="float">
            <text:p>0.0000850239335</text:p>
          </table:table-cell>
          <table:table-cell office:value-type="float" office:value="0.000110309173" calcext:value-type="float">
            <text:p>0.000110309173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00000893611" calcext:value-type="float">
            <text:p>0.000000893611</text:p>
          </table:table-cell>
          <table:table-cell office:value-type="float" office:value="0.0000147508" calcext:value-type="float">
            <text:p>0.0000147508</text:p>
          </table:table-cell>
          <table:table-cell office:value-type="float" office:value="0.0000364957" calcext:value-type="float">
            <text:p>0.0000364957</text:p>
          </table:table-cell>
          <table:table-cell office:value-type="float" office:value="0.0000609187" calcext:value-type="float">
            <text:p>0.0000609187</text:p>
          </table:table-cell>
          <table:table-cell office:value-type="float" office:value="0.0000862159" calcext:value-type="float">
            <text:p>0.0000862159</text:p>
          </table:table-cell>
          <table:table-cell office:value-type="float" office:value="0.000111586" calcext:value-type="float">
            <text:p>0.000111586</text:p>
          </table:table-cell>
          <table:table-cell office:value-type="float" office:value="0.000000692581334" calcext:value-type="float">
            <text:p>0.000000692581334</text:p>
          </table:table-cell>
          <table:table-cell office:value-type="float" office:value="0.0000140115264" calcext:value-type="float">
            <text:p>0.0000140115264</text:p>
          </table:table-cell>
          <table:table-cell office:value-type="float" office:value="0.0000355613544" calcext:value-type="float">
            <text:p>0.0000355613544</text:p>
          </table:table-cell>
          <table:table-cell office:value-type="float" office:value="0.0000598924037" calcext:value-type="float">
            <text:p>0.0000598924037</text:p>
          </table:table-cell>
          <table:table-cell office:value-type="float" office:value="0.0000851395817" calcext:value-type="float">
            <text:p>0.0000851395817</text:p>
          </table:table-cell>
          <table:table-cell office:value-type="float" office:value="0.000110480783" calcext:value-type="float">
            <text:p>0.00011048078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0000897095" calcext:value-type="float">
            <text:p>0.000000897095</text:p>
          </table:table-cell>
          <table:table-cell office:value-type="float" office:value="0.0000147734" calcext:value-type="float">
            <text:p>0.0000147734</text:p>
          </table:table-cell>
          <table:table-cell office:value-type="float" office:value="0.0000365418" calcext:value-type="float">
            <text:p>0.0000365418</text:p>
          </table:table-cell>
          <table:table-cell office:value-type="float" office:value="0.0000609936" calcext:value-type="float">
            <text:p>0.0000609936</text:p>
          </table:table-cell>
          <table:table-cell office:value-type="float" office:value="0.0000863281" calcext:value-type="float">
            <text:p>0.0000863281</text:p>
          </table:table-cell>
          <table:table-cell office:value-type="float" office:value="0.000111751" calcext:value-type="float">
            <text:p>0.000111751</text:p>
          </table:table-cell>
          <table:table-cell office:value-type="float" office:value="0.000000695507514" calcext:value-type="float">
            <text:p>0.000000695507514</text:p>
          </table:table-cell>
          <table:table-cell office:value-type="float" office:value="0.0000140333611" calcext:value-type="float">
            <text:p>0.0000140333611</text:p>
          </table:table-cell>
          <table:table-cell office:value-type="float" office:value="0.0000356064371" calcext:value-type="float">
            <text:p>0.0000356064371</text:p>
          </table:table-cell>
          <table:table-cell office:value-type="float" office:value="0.0000599660814" calcext:value-type="float">
            <text:p>0.0000599660814</text:p>
          </table:table-cell>
          <table:table-cell office:value-type="float" office:value="0.0000852502917" calcext:value-type="float">
            <text:p>0.0000852502917</text:p>
          </table:table-cell>
          <table:table-cell office:value-type="float" office:value="0.000110643012" calcext:value-type="float">
            <text:p>0.00011064301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00000900589" calcext:value-type="float">
            <text:p>0.000000900589</text:p>
          </table:table-cell>
          <table:table-cell office:value-type="float" office:value="0.0000147958" calcext:value-type="float">
            <text:p>0.0000147958</text:p>
          </table:table-cell>
          <table:table-cell office:value-type="float" office:value="0.0000365868" calcext:value-type="float">
            <text:p>0.0000365868</text:p>
          </table:table-cell>
          <table:table-cell office:value-type="float" office:value="0.0000610661" calcext:value-type="float">
            <text:p>0.0000610661</text:p>
          </table:table-cell>
          <table:table-cell office:value-type="float" office:value="0.0000864358" calcext:value-type="float">
            <text:p>0.0000864358</text:p>
          </table:table-cell>
          <table:table-cell office:value-type="float" office:value="0.000111907" calcext:value-type="float">
            <text:p>0.000111907</text:p>
          </table:table-cell>
          <table:table-cell office:value-type="float" office:value="0.000000698443385" calcext:value-type="float">
            <text:p>0.000000698443385</text:p>
          </table:table-cell>
          <table:table-cell office:value-type="float" office:value="0.0000140549546" calcext:value-type="float">
            <text:p>0.0000140549546</text:p>
          </table:table-cell>
          <table:table-cell office:value-type="float" office:value="0.0000356504979" calcext:value-type="float">
            <text:p>0.0000356504979</text:p>
          </table:table-cell>
          <table:table-cell office:value-type="float" office:value="0.0000600374362" calcext:value-type="float">
            <text:p>0.0000600374362</text:p>
          </table:table-cell>
          <table:table-cell office:value-type="float" office:value="0.0000853565205" calcext:value-type="float">
            <text:p>0.0000853565205</text:p>
          </table:table-cell>
          <table:table-cell office:value-type="float" office:value="0.000110796896" calcext:value-type="float">
            <text:p>0.00011079689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0000904098" calcext:value-type="float">
            <text:p>0.000000904098</text:p>
          </table:table-cell>
          <table:table-cell office:value-type="float" office:value="0.000014818" calcext:value-type="float">
            <text:p>0.000014818</text:p>
          </table:table-cell>
          <table:table-cell office:value-type="float" office:value="0.0000366308" calcext:value-type="float">
            <text:p>0.0000366308</text:p>
          </table:table-cell>
          <table:table-cell office:value-type="float" office:value="0.0000611364" calcext:value-type="float">
            <text:p>0.0000611364</text:p>
          </table:table-cell>
          <table:table-cell office:value-type="float" office:value="0.0000865394" calcext:value-type="float">
            <text:p>0.0000865394</text:p>
          </table:table-cell>
          <table:table-cell office:value-type="float" office:value="0.000112055" calcext:value-type="float">
            <text:p>0.000112055</text:p>
          </table:table-cell>
          <table:table-cell office:value-type="float" office:value="0.000000701392952" calcext:value-type="float">
            <text:p>0.000000701392952</text:p>
          </table:table-cell>
          <table:table-cell office:value-type="float" office:value="0.0000140763505" calcext:value-type="float">
            <text:p>0.0000140763505</text:p>
          </table:table-cell>
          <table:table-cell office:value-type="float" office:value="0.0000356936266" calcext:value-type="float">
            <text:p>0.0000356936266</text:p>
          </table:table-cell>
          <table:table-cell office:value-type="float" office:value="0.0000601066527" calcext:value-type="float">
            <text:p>0.0000601066527</text:p>
          </table:table-cell>
          <table:table-cell office:value-type="float" office:value="0.0000854586659" calcext:value-type="float">
            <text:p>0.0000854586659</text:p>
          </table:table-cell>
          <table:table-cell office:value-type="float" office:value="0.000110943311" calcext:value-type="float">
            <text:p>0.00011094331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00000907628" calcext:value-type="float">
            <text:p>0.000000907628</text:p>
          </table:table-cell>
          <table:table-cell office:value-type="float" office:value="0.00001484" calcext:value-type="float">
            <text:p>0.00001484</text:p>
          </table:table-cell>
          <table:table-cell office:value-type="float" office:value="0.000036674" calcext:value-type="float">
            <text:p>0.000036674</text:p>
          </table:table-cell>
          <table:table-cell office:value-type="float" office:value="0.0000612047" calcext:value-type="float">
            <text:p>0.0000612047</text:p>
          </table:table-cell>
          <table:table-cell office:value-type="float" office:value="0.0000866391" calcext:value-type="float">
            <text:p>0.0000866391</text:p>
          </table:table-cell>
          <table:table-cell office:value-type="float" office:value="0.000112196" calcext:value-type="float">
            <text:p>0.000112196</text:p>
          </table:table-cell>
          <table:table-cell office:value-type="float" office:value="0.000000704360645" calcext:value-type="float">
            <text:p>0.000000704360645</text:p>
          </table:table-cell>
          <table:table-cell office:value-type="float" office:value="0.0000140975957" calcext:value-type="float">
            <text:p>0.0000140975957</text:p>
          </table:table-cell>
          <table:table-cell office:value-type="float" office:value="0.0000357359129" calcext:value-type="float">
            <text:p>0.0000357359129</text:p>
          </table:table-cell>
          <table:table-cell office:value-type="float" office:value="0.0000601739001" calcext:value-type="float">
            <text:p>0.0000601739001</text:p>
          </table:table-cell>
          <table:table-cell office:value-type="float" office:value="0.0000855570779" calcext:value-type="float">
            <text:p>0.0000855570779</text:p>
          </table:table-cell>
          <table:table-cell office:value-type="float" office:value="0.000111083007" calcext:value-type="float">
            <text:p>0.00011108300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0000911185" calcext:value-type="float">
            <text:p>0.000000911185</text:p>
          </table:table-cell>
          <table:table-cell office:value-type="float" office:value="0.0000148619" calcext:value-type="float">
            <text:p>0.0000148619</text:p>
          </table:table-cell>
          <table:table-cell office:value-type="float" office:value="0.0000367164" calcext:value-type="float">
            <text:p>0.0000367164</text:p>
          </table:table-cell>
          <table:table-cell office:value-type="float" office:value="0.0000612711" calcext:value-type="float">
            <text:p>0.0000612711</text:p>
          </table:table-cell>
          <table:table-cell office:value-type="float" office:value="0.0000867353" calcext:value-type="float">
            <text:p>0.0000867353</text:p>
          </table:table-cell>
          <table:table-cell office:value-type="float" office:value="0.000112331" calcext:value-type="float">
            <text:p>0.000112331</text:p>
          </table:table-cell>
          <table:table-cell office:value-type="float" office:value="0.000000707351354" calcext:value-type="float">
            <text:p>0.000000707351354</text:p>
          </table:table-cell>
          <table:table-cell office:value-type="float" office:value="0.0000141187416" calcext:value-type="float">
            <text:p>0.0000141187416</text:p>
          </table:table-cell>
          <table:table-cell office:value-type="float" office:value="0.0000357774479" calcext:value-type="float">
            <text:p>0.0000357774479</text:p>
          </table:table-cell>
          <table:table-cell office:value-type="float" office:value="0.0000602393365" calcext:value-type="float">
            <text:p>0.0000602393365</text:p>
          </table:table-cell>
          <table:table-cell office:value-type="float" office:value="0.0000856520665" calcext:value-type="float">
            <text:p>0.0000856520665</text:p>
          </table:table-cell>
          <table:table-cell office:value-type="float" office:value="0.000111216627" calcext:value-type="float">
            <text:p>0.000111216627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000000914776" calcext:value-type="float">
            <text:p>0.000000914776</text:p>
          </table:table-cell>
          <table:table-cell office:value-type="float" office:value="0.0000148837" calcext:value-type="float">
            <text:p>0.0000148837</text:p>
          </table:table-cell>
          <table:table-cell office:value-type="float" office:value="0.0000367581" calcext:value-type="float">
            <text:p>0.0000367581</text:p>
          </table:table-cell>
          <table:table-cell office:value-type="float" office:value="0.0000613359" calcext:value-type="float">
            <text:p>0.0000613359</text:p>
          </table:table-cell>
          <table:table-cell office:value-type="float" office:value="0.0000868283" calcext:value-type="float">
            <text:p>0.0000868283</text:p>
          </table:table-cell>
          <table:table-cell office:value-type="float" office:value="0.000112461" calcext:value-type="float">
            <text:p>0.000112461</text:p>
          </table:table-cell>
          <table:table-cell office:value-type="float" office:value="0.000000710370467" calcext:value-type="float">
            <text:p>0.000000710370467</text:p>
          </table:table-cell>
          <table:table-cell office:value-type="float" office:value="0.0000141398444" calcext:value-type="float">
            <text:p>0.0000141398444</text:p>
          </table:table-cell>
          <table:table-cell office:value-type="float" office:value="0.0000358183266" calcext:value-type="float">
            <text:p>0.0000358183266</text:p>
          </table:table-cell>
          <table:table-cell office:value-type="float" office:value="0.0000603031122" calcext:value-type="float">
            <text:p>0.0000603031122</text:p>
          </table:table-cell>
          <table:table-cell office:value-type="float" office:value="0.0000857439093" calcext:value-type="float">
            <text:p>0.0000857439093</text:p>
          </table:table-cell>
          <table:table-cell office:value-type="float" office:value="0.000111344731" calcext:value-type="float">
            <text:p>0.00011134473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0918408" calcext:value-type="float">
            <text:p>0.000000918408</text:p>
          </table:table-cell>
          <table:table-cell office:value-type="float" office:value="0.0000149056" calcext:value-type="float">
            <text:p>0.0000149056</text:p>
          </table:table-cell>
          <table:table-cell office:value-type="float" office:value="0.0000367992" calcext:value-type="float">
            <text:p>0.0000367992</text:p>
          </table:table-cell>
          <table:table-cell office:value-type="float" office:value="0.0000613991" calcext:value-type="float">
            <text:p>0.0000613991</text:p>
          </table:table-cell>
          <table:table-cell office:value-type="float" office:value="0.0000869184" calcext:value-type="float">
            <text:p>0.0000869184</text:p>
          </table:table-cell>
          <table:table-cell office:value-type="float" office:value="0.000112585" calcext:value-type="float">
            <text:p>0.000112585</text:p>
          </table:table-cell>
          <table:table-cell office:value-type="float" office:value="0.000000713423899" calcext:value-type="float">
            <text:p>0.000000713423899</text:p>
          </table:table-cell>
          <table:table-cell office:value-type="float" office:value="0.0000141609658" calcext:value-type="float">
            <text:p>0.0000141609658</text:p>
          </table:table-cell>
          <table:table-cell office:value-type="float" office:value="0.000035858649" calcext:value-type="float">
            <text:p>0.000035858649</text:p>
          </table:table-cell>
          <table:table-cell office:value-type="float" office:value="0.0000603653733" calcext:value-type="float">
            <text:p>0.0000603653733</text:p>
          </table:table-cell>
          <table:table-cell office:value-type="float" office:value="0.0000858328577" calcext:value-type="float">
            <text:p>0.0000858328577</text:p>
          </table:table-cell>
          <table:table-cell office:value-type="float" office:value="0.000111467806" calcext:value-type="float">
            <text:p>0.000111467806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00000922089" calcext:value-type="float">
            <text:p>0.000000922089</text:p>
          </table:table-cell>
          <table:table-cell office:value-type="float" office:value="0.0000149275" calcext:value-type="float">
            <text:p>0.0000149275</text:p>
          </table:table-cell>
          <table:table-cell office:value-type="float" office:value="0.0000368398" calcext:value-type="float">
            <text:p>0.0000368398</text:p>
          </table:table-cell>
          <table:table-cell office:value-type="float" office:value="0.0000614608" calcext:value-type="float">
            <text:p>0.0000614608</text:p>
          </table:table-cell>
          <table:table-cell office:value-type="float" office:value="0.0000870057" calcext:value-type="float">
            <text:p>0.0000870057</text:p>
          </table:table-cell>
          <table:table-cell office:value-type="float" office:value="0.000112705" calcext:value-type="float">
            <text:p>0.000112705</text:p>
          </table:table-cell>
          <table:table-cell office:value-type="float" office:value="0.000000716518129" calcext:value-type="float">
            <text:p>0.000000716518129</text:p>
          </table:table-cell>
          <table:table-cell office:value-type="float" office:value="0.000014182174" calcext:value-type="float">
            <text:p>0.000014182174</text:p>
          </table:table-cell>
          <table:table-cell office:value-type="float" office:value="0.0000358985226" calcext:value-type="float">
            <text:p>0.0000358985226</text:p>
          </table:table-cell>
          <table:table-cell office:value-type="float" office:value="0.0000604262647" calcext:value-type="float">
            <text:p>0.0000604262647</text:p>
          </table:table-cell>
          <table:table-cell office:value-type="float" office:value="0.0000859191429" calcext:value-type="float">
            <text:p>0.0000859191429</text:p>
          </table:table-cell>
          <table:table-cell office:value-type="float" office:value="0.000111586281" calcext:value-type="float">
            <text:p>0.00011158628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0000925828" calcext:value-type="float">
            <text:p>0.000000925828</text:p>
          </table:table-cell>
          <table:table-cell office:value-type="float" office:value="0.0000149496" calcext:value-type="float">
            <text:p>0.0000149496</text:p>
          </table:table-cell>
          <table:table-cell office:value-type="float" office:value="0.0000368801" calcext:value-type="float">
            <text:p>0.0000368801</text:p>
          </table:table-cell>
          <table:table-cell office:value-type="float" office:value="0.0000615213" calcext:value-type="float">
            <text:p>0.0000615213</text:p>
          </table:table-cell>
          <table:table-cell office:value-type="float" office:value="0.0000870905" calcext:value-type="float">
            <text:p>0.0000870905</text:p>
          </table:table-cell>
          <table:table-cell office:value-type="float" office:value="0.000112821" calcext:value-type="float">
            <text:p>0.000112821</text:p>
          </table:table-cell>
          <table:table-cell office:value-type="float" office:value="0.00000071966023" calcext:value-type="float">
            <text:p>0.00000071966023</text:p>
          </table:table-cell>
          <table:table-cell office:value-type="float" office:value="0.0000142035438" calcext:value-type="float">
            <text:p>0.0000142035438</text:p>
          </table:table-cell>
          <table:table-cell office:value-type="float" office:value="0.0000359380641" calcext:value-type="float">
            <text:p>0.0000359380641</text:p>
          </table:table-cell>
          <table:table-cell office:value-type="float" office:value="0.0000604859337" calcext:value-type="float">
            <text:p>0.0000604859337</text:p>
          </table:table-cell>
          <table:table-cell office:value-type="float" office:value="0.0000860029808" calcext:value-type="float">
            <text:p>0.0000860029808</text:p>
          </table:table-cell>
          <table:table-cell office:value-type="float" office:value="0.000111700538" calcext:value-type="float">
            <text:p>0.000111700538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000000929635" calcext:value-type="float">
            <text:p>0.000000929635</text:p>
          </table:table-cell>
          <table:table-cell office:value-type="float" office:value="0.0000149719" calcext:value-type="float">
            <text:p>0.0000149719</text:p>
          </table:table-cell>
          <table:table-cell office:value-type="float" office:value="0.0000369202" calcext:value-type="float">
            <text:p>0.0000369202</text:p>
          </table:table-cell>
          <table:table-cell office:value-type="float" office:value="0.0000615808" calcext:value-type="float">
            <text:p>0.0000615808</text:p>
          </table:table-cell>
          <table:table-cell office:value-type="float" office:value="0.0000871731" calcext:value-type="float">
            <text:p>0.0000871731</text:p>
          </table:table-cell>
          <table:table-cell office:value-type="float" office:value="0.000112932" calcext:value-type="float">
            <text:p>0.000112932</text:p>
          </table:table-cell>
          <table:table-cell office:value-type="float" office:value="0.000000722857903" calcext:value-type="float">
            <text:p>0.000000722857903</text:p>
          </table:table-cell>
          <table:table-cell office:value-type="float" office:value="0.0000142251578" calcext:value-type="float">
            <text:p>0.0000142251578</text:p>
          </table:table-cell>
          <table:table-cell office:value-type="float" office:value="0.0000359774005" calcext:value-type="float">
            <text:p>0.0000359774005</text:p>
          </table:table-cell>
          <table:table-cell office:value-type="float" office:value="0.0000605445331" calcext:value-type="float">
            <text:p>0.0000605445331</text:p>
          </table:table-cell>
          <table:table-cell office:value-type="float" office:value="0.0000860845775" calcext:value-type="float">
            <text:p>0.0000860845775</text:p>
          </table:table-cell>
          <table:table-cell office:value-type="float" office:value="0.000111810918" calcext:value-type="float">
            <text:p>0.00011181091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000933521" calcext:value-type="float">
            <text:p>0.000000933521</text:p>
          </table:table-cell>
          <table:table-cell office:value-type="float" office:value="0.0000149945" calcext:value-type="float">
            <text:p>0.0000149945</text:p>
          </table:table-cell>
          <table:table-cell office:value-type="float" office:value="0.0000369601" calcext:value-type="float">
            <text:p>0.0000369601</text:p>
          </table:table-cell>
          <table:table-cell office:value-type="float" office:value="0.0000616392" calcext:value-type="float">
            <text:p>0.0000616392</text:p>
          </table:table-cell>
          <table:table-cell office:value-type="float" office:value="0.0000872535" calcext:value-type="float">
            <text:p>0.0000872535</text:p>
          </table:table-cell>
          <table:table-cell office:value-type="float" office:value="0.00011304" calcext:value-type="float">
            <text:p>0.00011304</text:p>
          </table:table-cell>
          <table:table-cell office:value-type="float" office:value="0.000000726119505" calcext:value-type="float">
            <text:p>0.000000726119505</text:p>
          </table:table-cell>
          <table:table-cell office:value-type="float" office:value="0.0000142471066" calcext:value-type="float">
            <text:p>0.0000142471066</text:p>
          </table:table-cell>
          <table:table-cell office:value-type="float" office:value="0.0000360166719" calcext:value-type="float">
            <text:p>0.0000360166719</text:p>
          </table:table-cell>
          <table:table-cell office:value-type="float" office:value="0.0000606022241" calcext:value-type="float">
            <text:p>0.0000606022241</text:p>
          </table:table-cell>
          <table:table-cell office:value-type="float" office:value="0.0000861641334" calcext:value-type="float">
            <text:p>0.0000861641334</text:p>
          </table:table-cell>
          <table:table-cell office:value-type="float" office:value="0.000111917733" calcext:value-type="float">
            <text:p>0.000111917733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000000937496" calcext:value-type="float">
            <text:p>0.000000937496</text:p>
          </table:table-cell>
          <table:table-cell office:value-type="float" office:value="0.0000150176" calcext:value-type="float">
            <text:p>0.0000150176</text:p>
          </table:table-cell>
          <table:table-cell office:value-type="float" office:value="0.0000370002" calcext:value-type="float">
            <text:p>0.0000370002</text:p>
          </table:table-cell>
          <table:table-cell office:value-type="float" office:value="0.0000616969" calcext:value-type="float">
            <text:p>0.0000616969</text:p>
          </table:table-cell>
          <table:table-cell office:value-type="float" office:value="0.0000873321" calcext:value-type="float">
            <text:p>0.0000873321</text:p>
          </table:table-cell>
          <table:table-cell office:value-type="float" office:value="0.000113145" calcext:value-type="float">
            <text:p>0.000113145</text:p>
          </table:table-cell>
          <table:table-cell office:value-type="float" office:value="0.000000729454081" calcext:value-type="float">
            <text:p>0.000000729454081</text:p>
          </table:table-cell>
          <table:table-cell office:value-type="float" office:value="0.0000142694895" calcext:value-type="float">
            <text:p>0.0000142694895</text:p>
          </table:table-cell>
          <table:table-cell office:value-type="float" office:value="0.0000360560323" calcext:value-type="float">
            <text:p>0.0000360560323</text:p>
          </table:table-cell>
          <table:table-cell office:value-type="float" office:value="0.0000606591795" calcext:value-type="float">
            <text:p>0.0000606591795</text:p>
          </table:table-cell>
          <table:table-cell office:value-type="float" office:value="0.0000862418485" calcext:value-type="float">
            <text:p>0.0000862418485</text:p>
          </table:table-cell>
          <table:table-cell office:value-type="float" office:value="0.000112021269" calcext:value-type="float">
            <text:p>0.00011202126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000941573" calcext:value-type="float">
            <text:p>0.000000941573</text:p>
          </table:table-cell>
          <table:table-cell office:value-type="float" office:value="0.0000150412" calcext:value-type="float">
            <text:p>0.0000150412</text:p>
          </table:table-cell>
          <table:table-cell office:value-type="float" office:value="0.0000370404" calcext:value-type="float">
            <text:p>0.0000370404</text:p>
          </table:table-cell>
          <table:table-cell office:value-type="float" office:value="0.000061754" calcext:value-type="float">
            <text:p>0.000061754</text:p>
          </table:table-cell>
          <table:table-cell office:value-type="float" office:value="0.000087409" calcext:value-type="float">
            <text:p>0.000087409</text:p>
          </table:table-cell>
          <table:table-cell office:value-type="float" office:value="0.000113246" calcext:value-type="float">
            <text:p>0.000113246</text:p>
          </table:table-cell>
          <table:table-cell office:value-type="float" office:value="0.000000732871395" calcext:value-type="float">
            <text:p>0.000000732871395</text:p>
          </table:table-cell>
          <table:table-cell office:value-type="float" office:value="0.0000142924152" calcext:value-type="float">
            <text:p>0.0000142924152</text:p>
          </table:table-cell>
          <table:table-cell office:value-type="float" office:value="0.0000360956516" calcext:value-type="float">
            <text:p>0.0000360956516</text:p>
          </table:table-cell>
          <table:table-cell office:value-type="float" office:value="0.0000607155868" calcext:value-type="float">
            <text:p>0.0000607155868</text:p>
          </table:table-cell>
          <table:table-cell office:value-type="float" office:value="0.0000863179265" calcext:value-type="float">
            <text:p>0.0000863179265</text:p>
          </table:table-cell>
          <table:table-cell office:value-type="float" office:value="0.000112121795" calcext:value-type="float">
            <text:p>0.00011212179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00000945765" calcext:value-type="float">
            <text:p>0.000000945765</text:p>
          </table:table-cell>
          <table:table-cell office:value-type="float" office:value="0.0000150655" calcext:value-type="float">
            <text:p>0.0000150655</text:p>
          </table:table-cell>
          <table:table-cell office:value-type="float" office:value="0.0000370811" calcext:value-type="float">
            <text:p>0.0000370811</text:p>
          </table:table-cell>
          <table:table-cell office:value-type="float" office:value="0.0000618108" calcext:value-type="float">
            <text:p>0.0000618108</text:p>
          </table:table-cell>
          <table:table-cell office:value-type="float" office:value="0.0000874844" calcext:value-type="float">
            <text:p>0.0000874844</text:p>
          </table:table-cell>
          <table:table-cell office:value-type="float" office:value="0.000113345" calcext:value-type="float">
            <text:p>0.000113345</text:p>
          </table:table-cell>
          <table:table-cell office:value-type="float" office:value="0.000000736381953" calcext:value-type="float">
            <text:p>0.000000736381953</text:p>
          </table:table-cell>
          <table:table-cell office:value-type="float" office:value="0.000014316002" calcext:value-type="float">
            <text:p>0.000014316002</text:p>
          </table:table-cell>
          <table:table-cell office:value-type="float" office:value="0.0000361357172" calcext:value-type="float">
            <text:p>0.0000361357172</text:p>
          </table:table-cell>
          <table:table-cell office:value-type="float" office:value="0.0000607716507" calcext:value-type="float">
            <text:p>0.0000607716507</text:p>
          </table:table-cell>
          <table:table-cell office:value-type="float" office:value="0.0000863925793" calcext:value-type="float">
            <text:p>0.0000863925793</text:p>
          </table:table-cell>
          <table:table-cell office:value-type="float" office:value="0.00011221957" calcext:value-type="float">
            <text:p>0.0001122195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000950086" calcext:value-type="float">
            <text:p>0.000000950086</text:p>
          </table:table-cell>
          <table:table-cell office:value-type="float" office:value="0.0000150906" calcext:value-type="float">
            <text:p>0.0000150906</text:p>
          </table:table-cell>
          <table:table-cell office:value-type="float" office:value="0.0000371225" calcext:value-type="float">
            <text:p>0.0000371225</text:p>
          </table:table-cell>
          <table:table-cell office:value-type="float" office:value="0.0000618673" calcext:value-type="float">
            <text:p>0.0000618673</text:p>
          </table:table-cell>
          <table:table-cell office:value-type="float" office:value="0.0000875586" calcext:value-type="float">
            <text:p>0.0000875586</text:p>
          </table:table-cell>
          <table:table-cell office:value-type="float" office:value="0.000113441" calcext:value-type="float">
            <text:p>0.000113441</text:p>
          </table:table-cell>
          <table:table-cell office:value-type="float" office:value="0.000000739997036" calcext:value-type="float">
            <text:p>0.000000739997036</text:p>
          </table:table-cell>
          <table:table-cell office:value-type="float" office:value="0.0000143403788" calcext:value-type="float">
            <text:p>0.0000143403788</text:p>
          </table:table-cell>
          <table:table-cell office:value-type="float" office:value="0.0000361764354" calcext:value-type="float">
            <text:p>0.0000361764354</text:p>
          </table:table-cell>
          <table:table-cell office:value-type="float" office:value="0.0000608275968" calcext:value-type="float">
            <text:p>0.0000608275968</text:p>
          </table:table-cell>
          <table:table-cell office:value-type="float" office:value="0.0000864660314" calcext:value-type="float">
            <text:p>0.0000864660314</text:p>
          </table:table-cell>
          <table:table-cell office:value-type="float" office:value="0.000112314846" calcext:value-type="float">
            <text:p>0.000112314846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000000954551" calcext:value-type="float">
            <text:p>0.000000954551</text:p>
          </table:table-cell>
          <table:table-cell office:value-type="float" office:value="0.0000151167" calcext:value-type="float">
            <text:p>0.0000151167</text:p>
          </table:table-cell>
          <table:table-cell office:value-type="float" office:value="0.0000371646" calcext:value-type="float">
            <text:p>0.0000371646</text:p>
          </table:table-cell>
          <table:table-cell office:value-type="float" office:value="0.000061924" calcext:value-type="float">
            <text:p>0.000061924</text:p>
          </table:table-cell>
          <table:table-cell office:value-type="float" office:value="0.0000876318" calcext:value-type="float">
            <text:p>0.0000876318</text:p>
          </table:table-cell>
          <table:table-cell office:value-type="float" office:value="0.000113535" calcext:value-type="float">
            <text:p>0.000113535</text:p>
          </table:table-cell>
          <table:table-cell office:value-type="float" office:value="0.000000743728719" calcext:value-type="float">
            <text:p>0.000000743728719</text:p>
          </table:table-cell>
          <table:table-cell office:value-type="float" office:value="0.0000143656853" calcext:value-type="float">
            <text:p>0.0000143656853</text:p>
          </table:table-cell>
          <table:table-cell office:value-type="float" office:value="0.000036218033" calcext:value-type="float">
            <text:p>0.000036218033</text:p>
          </table:table-cell>
          <table:table-cell office:value-type="float" office:value="0.0000608836737" calcext:value-type="float">
            <text:p>0.0000608836737</text:p>
          </table:table-cell>
          <table:table-cell office:value-type="float" office:value="0.0000865385243" calcext:value-type="float">
            <text:p>0.0000865385243</text:p>
          </table:table-cell>
          <table:table-cell office:value-type="float" office:value="0.000112407877" calcext:value-type="float">
            <text:p>0.0001124078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959177" calcext:value-type="float">
            <text:p>0.000000959177</text:p>
          </table:table-cell>
          <table:table-cell office:value-type="float" office:value="0.0000151438" calcext:value-type="float">
            <text:p>0.0000151438</text:p>
          </table:table-cell>
          <table:table-cell office:value-type="float" office:value="0.000037208" calcext:value-type="float">
            <text:p>0.000037208</text:p>
          </table:table-cell>
          <table:table-cell office:value-type="float" office:value="0.0000619811" calcext:value-type="float">
            <text:p>0.0000619811</text:p>
          </table:table-cell>
          <table:table-cell office:value-type="float" office:value="0.0000877043" calcext:value-type="float">
            <text:p>0.0000877043</text:p>
          </table:table-cell>
          <table:table-cell office:value-type="float" office:value="0.000113627" calcext:value-type="float">
            <text:p>0.000113627</text:p>
          </table:table-cell>
          <table:table-cell office:value-type="float" office:value="0.000000747589903" calcext:value-type="float">
            <text:p>0.000000747589903</text:p>
          </table:table-cell>
          <table:table-cell office:value-type="float" office:value="0.0000143920724" calcext:value-type="float">
            <text:p>0.0000143920724</text:p>
          </table:table-cell>
          <table:table-cell office:value-type="float" office:value="0.0000362607589" calcext:value-type="float">
            <text:p>0.0000362607589</text:p>
          </table:table-cell>
          <table:table-cell office:value-type="float" office:value="0.000060940156" calcext:value-type="float">
            <text:p>0.000060940156</text:p>
          </table:table-cell>
          <table:table-cell office:value-type="float" office:value="0.0000866103205" calcext:value-type="float">
            <text:p>0.0000866103205</text:p>
          </table:table-cell>
          <table:table-cell office:value-type="float" office:value="0.000112498923" calcext:value-type="float">
            <text:p>0.000112498923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000096398" calcext:value-type="float">
            <text:p>0.00000096398</text:p>
          </table:table-cell>
          <table:table-cell office:value-type="float" office:value="0.0000151723" calcext:value-type="float">
            <text:p>0.0000151723</text:p>
          </table:table-cell>
          <table:table-cell office:value-type="float" office:value="0.0000372527" calcext:value-type="float">
            <text:p>0.0000372527</text:p>
          </table:table-cell>
          <table:table-cell office:value-type="float" office:value="0.0000620388" calcext:value-type="float">
            <text:p>0.0000620388</text:p>
          </table:table-cell>
          <table:table-cell office:value-type="float" office:value="0.0000877763" calcext:value-type="float">
            <text:p>0.0000877763</text:p>
          </table:table-cell>
          <table:table-cell office:value-type="float" office:value="0.000113717" calcext:value-type="float">
            <text:p>0.000113717</text:p>
          </table:table-cell>
          <table:table-cell office:value-type="float" office:value="0.000000751594332" calcext:value-type="float">
            <text:p>0.000000751594332</text:p>
          </table:table-cell>
          <table:table-cell office:value-type="float" office:value="0.0000144197029" calcext:value-type="float">
            <text:p>0.0000144197029</text:p>
          </table:table-cell>
          <table:table-cell office:value-type="float" office:value="0.000036304885" calcext:value-type="float">
            <text:p>0.000036304885</text:p>
          </table:table-cell>
          <table:table-cell office:value-type="float" office:value="0.0000609973468" calcext:value-type="float">
            <text:p>0.0000609973468</text:p>
          </table:table-cell>
          <table:table-cell office:value-type="float" office:value="0.0000866817079" calcext:value-type="float">
            <text:p>0.0000866817079</text:p>
          </table:table-cell>
          <table:table-cell office:value-type="float" office:value="0.000112588255" calcext:value-type="float">
            <text:p>0.00011258825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000096898" calcext:value-type="float">
            <text:p>0.00000096898</text:p>
          </table:table-cell>
          <table:table-cell office:value-type="float" office:value="0.0000152021" calcext:value-type="float">
            <text:p>0.0000152021</text:p>
          </table:table-cell>
          <table:table-cell office:value-type="float" office:value="0.0000372991" calcext:value-type="float">
            <text:p>0.0000372991</text:p>
          </table:table-cell>
          <table:table-cell office:value-type="float" office:value="0.0000620976" calcext:value-type="float">
            <text:p>0.0000620976</text:p>
          </table:table-cell>
          <table:table-cell office:value-type="float" office:value="0.0000878482" calcext:value-type="float">
            <text:p>0.0000878482</text:p>
          </table:table-cell>
          <table:table-cell office:value-type="float" office:value="0.000113805" calcext:value-type="float">
            <text:p>0.000113805</text:p>
          </table:table-cell>
          <table:table-cell office:value-type="float" office:value="0.000000755756619" calcext:value-type="float">
            <text:p>0.000000755756619</text:p>
          </table:table-cell>
          <table:table-cell office:value-type="float" office:value="0.0000144487519" calcext:value-type="float">
            <text:p>0.0000144487519</text:p>
          </table:table-cell>
          <table:table-cell office:value-type="float" office:value="0.0000363507081" calcext:value-type="float">
            <text:p>0.0000363507081</text:p>
          </table:table-cell>
          <table:table-cell office:value-type="float" office:value="0.0000610555808" calcext:value-type="float">
            <text:p>0.0000610555808</text:p>
          </table:table-cell>
          <table:table-cell office:value-type="float" office:value="0.0000867530037" calcext:value-type="float">
            <text:p>0.0000867530037</text:p>
          </table:table-cell>
          <table:table-cell office:value-type="float" office:value="0.000112676164" calcext:value-type="float">
            <text:p>0.000112676164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00000974195" calcext:value-type="float">
            <text:p>0.000000974195</text:p>
          </table:table-cell>
          <table:table-cell office:value-type="float" office:value="0.0000152337" calcext:value-type="float">
            <text:p>0.0000152337</text:p>
          </table:table-cell>
          <table:table-cell office:value-type="float" office:value="0.0000373475" calcext:value-type="float">
            <text:p>0.0000373475</text:p>
          </table:table-cell>
          <table:table-cell office:value-type="float" office:value="0.0000621577" calcext:value-type="float">
            <text:p>0.0000621577</text:p>
          </table:table-cell>
          <table:table-cell office:value-type="float" office:value="0.0000879203" calcext:value-type="float">
            <text:p>0.0000879203</text:p>
          </table:table-cell>
          <table:table-cell office:value-type="float" office:value="0.000113893" calcext:value-type="float">
            <text:p>0.000113893</text:p>
          </table:table-cell>
          <table:table-cell office:value-type="float" office:value="0.000000760092264" calcext:value-type="float">
            <text:p>0.000000760092264</text:p>
          </table:table-cell>
          <table:table-cell office:value-type="float" office:value="0.0000144794069" calcext:value-type="float">
            <text:p>0.0000144794069</text:p>
          </table:table-cell>
          <table:table-cell office:value-type="float" office:value="0.0000363985508" calcext:value-type="float">
            <text:p>0.0000363985508</text:p>
          </table:table-cell>
          <table:table-cell office:value-type="float" office:value="0.0000611152262" calcext:value-type="float">
            <text:p>0.0000611152262</text:p>
          </table:table-cell>
          <table:table-cell office:value-type="float" office:value="0.0000868245585" calcext:value-type="float">
            <text:p>0.0000868245585</text:p>
          </table:table-cell>
          <table:table-cell office:value-type="float" office:value="0.000112762962" calcext:value-type="float">
            <text:p>0.00011276296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000979646" calcext:value-type="float">
            <text:p>0.000000979646</text:p>
          </table:table-cell>
          <table:table-cell office:value-type="float" office:value="0.0000152671" calcext:value-type="float">
            <text:p>0.0000152671</text:p>
          </table:table-cell>
          <table:table-cell office:value-type="float" office:value="0.0000373982" calcext:value-type="float">
            <text:p>0.0000373982</text:p>
          </table:table-cell>
          <table:table-cell office:value-type="float" office:value="0.0000622196" calcext:value-type="float">
            <text:p>0.0000622196</text:p>
          </table:table-cell>
          <table:table-cell office:value-type="float" office:value="0.000087993" calcext:value-type="float">
            <text:p>0.000087993</text:p>
          </table:table-cell>
          <table:table-cell office:value-type="float" office:value="0.000113979" calcext:value-type="float">
            <text:p>0.000113979</text:p>
          </table:table-cell>
          <table:table-cell office:value-type="float" office:value="0.000000764617674" calcext:value-type="float">
            <text:p>0.000000764617674</text:p>
          </table:table-cell>
          <table:table-cell office:value-type="float" office:value="0.0000145118686" calcext:value-type="float">
            <text:p>0.0000145118686</text:p>
          </table:table-cell>
          <table:table-cell office:value-type="float" office:value="0.0000364487628" calcext:value-type="float">
            <text:p>0.0000364487628</text:p>
          </table:table-cell>
          <table:table-cell office:value-type="float" office:value="0.0000611766874" calcext:value-type="float">
            <text:p>0.0000611766874</text:p>
          </table:table-cell>
          <table:table-cell office:value-type="float" office:value="0.0000868967599" calcext:value-type="float">
            <text:p>0.0000868967599</text:p>
          </table:table-cell>
          <table:table-cell office:value-type="float" office:value="0.000112848992" calcext:value-type="float">
            <text:p>0.00011284899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00000985354" calcext:value-type="float">
            <text:p>0.000000985354</text:p>
          </table:table-cell>
          <table:table-cell office:value-type="float" office:value="0.0000153025" calcext:value-type="float">
            <text:p>0.0000153025</text:p>
          </table:table-cell>
          <table:table-cell office:value-type="float" office:value="0.0000374518" calcext:value-type="float">
            <text:p>0.0000374518</text:p>
          </table:table-cell>
          <table:table-cell office:value-type="float" office:value="0.0000622838" calcext:value-type="float">
            <text:p>0.0000622838</text:p>
          </table:table-cell>
          <table:table-cell office:value-type="float" office:value="0.0000880667" calcext:value-type="float">
            <text:p>0.0000880667</text:p>
          </table:table-cell>
          <table:table-cell office:value-type="float" office:value="0.000114066" calcext:value-type="float">
            <text:p>0.000114066</text:p>
          </table:table-cell>
          <table:table-cell office:value-type="float" office:value="0.000000769350179" calcext:value-type="float">
            <text:p>0.000000769350179</text:p>
          </table:table-cell>
          <table:table-cell office:value-type="float" office:value="0.000014546351" calcext:value-type="float">
            <text:p>0.000014546351</text:p>
          </table:table-cell>
          <table:table-cell office:value-type="float" office:value="0.0000365017222" calcext:value-type="float">
            <text:p>0.0000365017222</text:p>
          </table:table-cell>
          <table:table-cell office:value-type="float" office:value="0.0000612404072" calcext:value-type="float">
            <text:p>0.0000612404072</text:p>
          </table:table-cell>
          <table:table-cell office:value-type="float" office:value="0.0000869700366" calcext:value-type="float">
            <text:p>0.0000869700366</text:p>
          </table:table-cell>
          <table:table-cell office:value-type="float" office:value="0.000112934629" calcext:value-type="float">
            <text:p>0.00011293462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0000991344" calcext:value-type="float">
            <text:p>0.000000991344</text:p>
          </table:table-cell>
          <table:table-cell office:value-type="float" office:value="0.0000153403" calcext:value-type="float">
            <text:p>0.0000153403</text:p>
          </table:table-cell>
          <table:table-cell office:value-type="float" office:value="0.0000375085" calcext:value-type="float">
            <text:p>0.0000375085</text:p>
          </table:table-cell>
          <table:table-cell office:value-type="float" office:value="0.0000623507" calcext:value-type="float">
            <text:p>0.0000623507</text:p>
          </table:table-cell>
          <table:table-cell office:value-type="float" office:value="0.000088142" calcext:value-type="float">
            <text:p>0.000088142</text:p>
          </table:table-cell>
          <table:table-cell office:value-type="float" office:value="0.000114152" calcext:value-type="float">
            <text:p>0.000114152</text:p>
          </table:table-cell>
          <table:table-cell office:value-type="float" office:value="0.000000774308048" calcext:value-type="float">
            <text:p>0.000000774308048</text:p>
          </table:table-cell>
          <table:table-cell office:value-type="float" office:value="0.0000145830818" calcext:value-type="float">
            <text:p>0.0000145830818</text:p>
          </table:table-cell>
          <table:table-cell office:value-type="float" office:value="0.0000365578365" calcext:value-type="float">
            <text:p>0.0000365578365</text:p>
          </table:table-cell>
          <table:table-cell office:value-type="float" office:value="0.0000613068695" calcext:value-type="float">
            <text:p>0.0000613068695</text:p>
          </table:table-cell>
          <table:table-cell office:value-type="float" office:value="0.0000870448619" calcext:value-type="float">
            <text:p>0.0000870448619</text:p>
          </table:table-cell>
          <table:table-cell office:value-type="float" office:value="0.000113020288" calcext:value-type="float">
            <text:p>0.0001130202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8T19:33:32.332610427</dc:date>
    <meta:editing-duration>PT3M42S</meta:editing-duration>
    <meta:editing-cycles>4</meta:editing-cycles>
    <meta:generator>LibreOffice/7.2.5.2$Linux_X86_64 LibreOffice_project/20$Build-2</meta:generator>
    <meta:document-statistic meta:table-count="1" meta:cell-count="8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title svg:x="6.966cm" svg:y="0.316cm" chart:style-name="ch2">
          <text:p>Id vs Vds</text:p>
        </chart:title>
        <chart:legend chart:legend-position="end" svg:x="12.439cm" svg:y="3.955cm" style:legend-expansion="high" chart:style-name="ch3"/>
        <chart:plot-area chart:style-name="ch4" table:cell-range-address="'48_measured_W0.22_L0.5'.A2:'48_measured_W0.22_L0.5'.A68 '48_measured_W0.22_L0.5'.G1:'48_measured_W0.22_L0.5'.G68 '48_measured_W0.22_L0.5'.M1:'48_measured_W0.22_L0.5'.M68" chart:data-source-has-labels="both" svg:x="1.33cm" svg:y="1.275cm" svg:width="10.79cm" svg:height="6.57cm">
          <chart:coordinate-region svg:x="2.798cm" svg:y="1.454cm" svg:width="9.322cm" svg:height="5.504cm"/>
          <chart:axis chart:dimension="x" chart:name="primary-x" chart:style-name="ch5" chartooo:axis-type="auto">
            <chartooo:date-scale/>
            <chart:title svg:x="6.39cm" svg:y="8.025cm" chart:style-name="ch6">
              <text:p>Vds</text:p>
            </chart:title>
            <chart:categories table:cell-range-address="'48_measured_W0.22_L0.5'.A2:'48_measured_W0.22_L0.5'.A68"/>
          </chart:axis>
          <chart:axis chart:dimension="y" chart:name="primary-y" chart:style-name="ch5">
            <chart:title svg:x="0.451cm" svg:y="4.829cm" chart:style-name="ch7">
              <text:p>Ids</text:p>
            </chart:title>
            <chart:grid chart:style-name="ch8" chart:class="major"/>
          </chart:axis>
          <chart:series chart:style-name="ch9" chart:values-cell-range-address="'48_measured_W0.22_L0.5'.G2:'48_measured_W0.22_L0.5'.G68" chart:label-cell-address="'48_measured_W0.22_L0.5'.G1:'48_measured_W0.22_L0.5'.G1" chart:class="chart:line">
            <chart:data-point chart:repeated="67"/>
          </chart:series>
          <chart:series chart:style-name="ch10" chart:values-cell-range-address="'48_measured_W0.22_L0.5'.M2:'48_measured_W0.22_L0.5'.M68" chart:label-cell-address="'48_measured_W0.22_L0.5'.M1:'48_measured_W0.22_L0.5'.M1" chart:class="chart:line"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gs =3.3_mea</text:p>
                <draw:g>
                  <svg:desc>'48_measured_W0.22_L0.5'.G1:'48_measured_W0.22_L0.5'.G1</svg:desc>
                </draw:g>
              </table:table-cell>
              <table:table-cell office:value-type="string">
                <text:p>vgs =3.3_sim</text:p>
                <draw:g>
                  <svg:desc>'48_measured_W0.22_L0.5'.M1:'48_measured_W0.22_L0.5'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48_measured_W0.22_L0.5'.A2:'48_measured_W0.22_L0.5'.A68</svg:desc>
                </draw:g>
              </table:table-cell>
              <table:table-cell office:value-type="float" office:value="0">
                <text:p>0</text:p>
                <draw:g>
                  <svg:desc>'48_measured_W0.22_L0.5'.G2:'48_measured_W0.22_L0.5'.G68</svg:desc>
                </draw:g>
              </table:table-cell>
              <table:table-cell office:value-type="float" office:value="-0">
                <text:p>-0</text:p>
                <draw:g>
                  <svg:desc>'48_measured_W0.22_L0.5'.M2:'48_measured_W0.22_L0.5'.M68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00070844">
                <text:p>0.0000070844</text:p>
              </table:table-cell>
              <table:table-cell office:value-type="float" office:value="0.00000704303691">
                <text:p>0.0000070430369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00138509">
                <text:p>0.0000138509</text:p>
              </table:table-cell>
              <table:table-cell office:value-type="float" office:value="0.0000137688149">
                <text:p>0.0000137688149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00203114">
                <text:p>0.0000203114</text:p>
              </table:table-cell>
              <table:table-cell office:value-type="float" office:value="0.0000201890947">
                <text:p>0.000020189094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0026477">
                <text:p>0.000026477</text:p>
              </table:table-cell>
              <table:table-cell office:value-type="float" office:value="0.000026315059">
                <text:p>0.00002631505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00323583">
                <text:p>0.0000323583</text:p>
              </table:table-cell>
              <table:table-cell office:value-type="float" office:value="0.0000321573459">
                <text:p>0.000032157345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00379655">
                <text:p>0.0000379655</text:p>
              </table:table-cell>
              <table:table-cell office:value-type="float" office:value="0.0000377260797">
                <text:p>0.000037726079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000433083">
                <text:p>0.0000433083</text:p>
              </table:table-cell>
              <table:table-cell office:value-type="float" office:value="0.0000430308996">
                <text:p>0.000043030899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00483957">
                <text:p>0.0000483957</text:p>
              </table:table-cell>
              <table:table-cell office:value-type="float" office:value="0.0000480809843">
                <text:p>0.000048080984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00532366">
                <text:p>0.0000532366</text:p>
              </table:table-cell>
              <table:table-cell office:value-type="float" office:value="0.000052885075">
                <text:p>0.0000528850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0578394">
                <text:p>0.0000578394</text:p>
              </table:table-cell>
              <table:table-cell office:value-type="float" office:value="0.0000574514943">
                <text:p>0.000057451494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00622118">
                <text:p>0.0000622118</text:p>
              </table:table-cell>
              <table:table-cell office:value-type="float" office:value="0.0000617881613">
                <text:p>0.000061788161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00663615">
                <text:p>0.0000663615</text:p>
              </table:table-cell>
              <table:table-cell office:value-type="float" office:value="0.0000659026025">
                <text:p>0.000065902602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000702956">
                <text:p>0.0000702956</text:p>
              </table:table-cell>
              <table:table-cell office:value-type="float" office:value="0.0000698019558">
                <text:p>0.000069801955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00740209">
                <text:p>0.0000740209</text:p>
              </table:table-cell>
              <table:table-cell office:value-type="float" office:value="0.0000734929653">
                <text:p>0.000073492965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00775436">
                <text:p>0.0000775436</text:p>
              </table:table-cell>
              <table:table-cell office:value-type="float" office:value="0.0000769819631">
                <text:p>0.000076981963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00808698">
                <text:p>0.0000808698</text:p>
              </table:table-cell>
              <table:table-cell office:value-type="float" office:value="0.0000802748297">
                <text:p>0.000080274829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000840048">
                <text:p>0.0000840048</text:p>
              </table:table-cell>
              <table:table-cell office:value-type="float" office:value="0.0000833769212">
                <text:p>0.000083376921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0869533">
                <text:p>0.0000869533</text:p>
              </table:table-cell>
              <table:table-cell office:value-type="float" office:value="0.0000862929434">
                <text:p>0.000086292943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000897193">
                <text:p>0.0000897193</text:p>
              </table:table-cell>
              <table:table-cell office:value-type="float" office:value="0.0000890267371">
                <text:p>0.000089026737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923055">
                <text:p>0.0000923055</text:p>
              </table:table-cell>
              <table:table-cell office:value-type="float" office:value="0.0000915809225">
                <text:p>0.0000915809225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000947128">
                <text:p>0.0000947128</text:p>
              </table:table-cell>
              <table:table-cell office:value-type="float" office:value="0.0000939563273">
                <text:p>0.000093956327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000969396">
                <text:p>0.0000969396</text:p>
              </table:table-cell>
              <table:table-cell office:value-type="float" office:value="0.0000961511324">
                <text:p>0.0000961511324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0000989809">
                <text:p>0.0000989809</text:p>
              </table:table-cell>
              <table:table-cell office:value-type="float" office:value="0.0000981598107">
                <text:p>0.0000981598107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0100827">
                <text:p>0.000100827</text:p>
              </table:table-cell>
              <table:table-cell office:value-type="float" office:value="0.0000999724573">
                <text:p>0.0000999724573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000102465">
                <text:p>0.000102465</text:p>
              </table:table-cell>
              <table:table-cell office:value-type="float" office:value="0.000101576191">
                <text:p>0.000101576191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0103883">
                <text:p>0.000103883</text:p>
              </table:table-cell>
              <table:table-cell office:value-type="float" office:value="0.000102960854">
                <text:p>0.00010296085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000105083">
                <text:p>0.000105083</text:p>
              </table:table-cell>
              <table:table-cell office:value-type="float" office:value="0.00010412798">
                <text:p>0.0001041279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00106079">
                <text:p>0.000106079</text:p>
              </table:table-cell>
              <table:table-cell office:value-type="float" office:value="0.000105095839">
                <text:p>0.000105095839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000106901">
                <text:p>0.000106901</text:p>
              </table:table-cell>
              <table:table-cell office:value-type="float" office:value="0.000105895033">
                <text:p>0.00010589503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00107584">
                <text:p>0.000107584</text:p>
              </table:table-cell>
              <table:table-cell office:value-type="float" office:value="0.000106559196">
                <text:p>0.000106559196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000108158">
                <text:p>0.000108158</text:p>
              </table:table-cell>
              <table:table-cell office:value-type="float" office:value="0.000107118221">
                <text:p>0.00010711822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000108648">
                <text:p>0.000108648</text:p>
              </table:table-cell>
              <table:table-cell office:value-type="float" office:value="0.000107595914">
                <text:p>0.000107595914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000109072">
                <text:p>0.000109072</text:p>
              </table:table-cell>
              <table:table-cell office:value-type="float" office:value="0.000108010297">
                <text:p>0.00010801029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000109444">
                <text:p>0.000109444</text:p>
              </table:table-cell>
              <table:table-cell office:value-type="float" office:value="0.000108374781">
                <text:p>0.000108374781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000109776">
                <text:p>0.000109776</text:p>
              </table:table-cell>
              <table:table-cell office:value-type="float" office:value="0.000108699352">
                <text:p>0.00010869935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00110073">
                <text:p>0.000110073</text:p>
              </table:table-cell>
              <table:table-cell office:value-type="float" office:value="0.000108991508">
                <text:p>0.000108991508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000110344">
                <text:p>0.000110344</text:p>
              </table:table-cell>
              <table:table-cell office:value-type="float" office:value="0.000109256959">
                <text:p>0.00010925695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000110591">
                <text:p>0.000110591</text:p>
              </table:table-cell>
              <table:table-cell office:value-type="float" office:value="0.000109500113">
                <text:p>0.000109500113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000110819">
                <text:p>0.000110819</text:p>
              </table:table-cell>
              <table:table-cell office:value-type="float" office:value="0.000109724423">
                <text:p>0.0001097244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11103">
                <text:p>0.00011103</text:p>
              </table:table-cell>
              <table:table-cell office:value-type="float" office:value="0.000109932633">
                <text:p>0.000109932633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000111227">
                <text:p>0.000111227</text:p>
              </table:table-cell>
              <table:table-cell office:value-type="float" office:value="0.00011012695">
                <text:p>0.0001101269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00111412">
                <text:p>0.000111412</text:p>
              </table:table-cell>
              <table:table-cell office:value-type="float" office:value="0.000110309173">
                <text:p>0.000110309173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000111586">
                <text:p>0.000111586</text:p>
              </table:table-cell>
              <table:table-cell office:value-type="float" office:value="0.000110480783">
                <text:p>0.00011048078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00111751">
                <text:p>0.000111751</text:p>
              </table:table-cell>
              <table:table-cell office:value-type="float" office:value="0.000110643012">
                <text:p>0.000110643012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000111907">
                <text:p>0.000111907</text:p>
              </table:table-cell>
              <table:table-cell office:value-type="float" office:value="0.000110796896">
                <text:p>0.00011079689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00112055">
                <text:p>0.000112055</text:p>
              </table:table-cell>
              <table:table-cell office:value-type="float" office:value="0.000110943311">
                <text:p>0.000110943311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000112196">
                <text:p>0.000112196</text:p>
              </table:table-cell>
              <table:table-cell office:value-type="float" office:value="0.000111083007">
                <text:p>0.00011108300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0112331">
                <text:p>0.000112331</text:p>
              </table:table-cell>
              <table:table-cell office:value-type="float" office:value="0.000111216627">
                <text:p>0.000111216627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.000112461">
                <text:p>0.000112461</text:p>
              </table:table-cell>
              <table:table-cell office:value-type="float" office:value="0.000111344731">
                <text:p>0.00011134473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112585">
                <text:p>0.000112585</text:p>
              </table:table-cell>
              <table:table-cell office:value-type="float" office:value="0.000111467806">
                <text:p>0.000111467806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000112705">
                <text:p>0.000112705</text:p>
              </table:table-cell>
              <table:table-cell office:value-type="float" office:value="0.000111586281">
                <text:p>0.000111586281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000112821">
                <text:p>0.000112821</text:p>
              </table:table-cell>
              <table:table-cell office:value-type="float" office:value="0.000111700538">
                <text:p>0.000111700538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0.000112932">
                <text:p>0.000112932</text:p>
              </table:table-cell>
              <table:table-cell office:value-type="float" office:value="0.000111810918">
                <text:p>0.000111810918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00011304">
                <text:p>0.00011304</text:p>
              </table:table-cell>
              <table:table-cell office:value-type="float" office:value="0.000111917733">
                <text:p>0.000111917733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.000113145">
                <text:p>0.000113145</text:p>
              </table:table-cell>
              <table:table-cell office:value-type="float" office:value="0.000112021269">
                <text:p>0.000112021269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000113246">
                <text:p>0.000113246</text:p>
              </table:table-cell>
              <table:table-cell office:value-type="float" office:value="0.000112121795">
                <text:p>0.000112121795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.000113345">
                <text:p>0.000113345</text:p>
              </table:table-cell>
              <table:table-cell office:value-type="float" office:value="0.00011221957">
                <text:p>0.00011221957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000113441">
                <text:p>0.000113441</text:p>
              </table:table-cell>
              <table:table-cell office:value-type="float" office:value="0.000112314846">
                <text:p>0.000112314846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.000113535">
                <text:p>0.000113535</text:p>
              </table:table-cell>
              <table:table-cell office:value-type="float" office:value="0.000112407877">
                <text:p>0.0001124078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13627">
                <text:p>0.000113627</text:p>
              </table:table-cell>
              <table:table-cell office:value-type="float" office:value="0.000112498923">
                <text:p>0.000112498923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0.000113717">
                <text:p>0.000113717</text:p>
              </table:table-cell>
              <table:table-cell office:value-type="float" office:value="0.000112588255">
                <text:p>0.00011258825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00113805">
                <text:p>0.000113805</text:p>
              </table:table-cell>
              <table:table-cell office:value-type="float" office:value="0.000112676164">
                <text:p>0.000112676164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000113893">
                <text:p>0.000113893</text:p>
              </table:table-cell>
              <table:table-cell office:value-type="float" office:value="0.000112762962">
                <text:p>0.00011276296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00113979">
                <text:p>0.000113979</text:p>
              </table:table-cell>
              <table:table-cell office:value-type="float" office:value="0.000112848992">
                <text:p>0.000112848992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000114066">
                <text:p>0.000114066</text:p>
              </table:table-cell>
              <table:table-cell office:value-type="float" office:value="0.000112934629">
                <text:p>0.00011293462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000114152">
                <text:p>0.000114152</text:p>
              </table:table-cell>
              <table:table-cell office:value-type="float" office:value="0.000113020288">
                <text:p>0.000113020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title svg:x="6.914cm" svg:y="0.316cm" chart:style-name="ch2">
          <text:p>Id vs Vds </text:p>
        </chart:title>
        <chart:legend chart:legend-position="end" svg:x="12.466cm" svg:y="3.955cm" style:legend-expansion="high" chart:style-name="ch3"/>
        <chart:plot-area chart:style-name="ch4" table:cell-range-address="'48_measured_W0.22_L0.5'.A2:'48_measured_W0.22_L0.5'.B68 '48_measured_W0.22_L0.5'.B1:'48_measured_W0.22_L0.5'.B1 '48_measured_W0.22_L0.5'.H1:'48_measured_W0.22_L0.5'.H68" chart:data-source-has-labels="both" svg:x="1.331cm" svg:y="1.275cm" svg:width="10.815cm" svg:height="6.57cm">
          <chart:coordinate-region svg:x="3.17cm" svg:y="1.427cm" svg:width="8.973cm" svg:height="5.373cm"/>
          <chart:axis chart:dimension="x" chart:name="primary-x" chart:style-name="ch5" chartooo:axis-type="auto">
            <chartooo:date-scale/>
            <chart:title svg:x="6.403cm" svg:y="8.025cm" chart:style-name="ch6">
              <text:p>Vds</text:p>
            </chart:title>
            <chart:categories table:cell-range-address="'48_measured_W0.22_L0.5'.A2:'48_measured_W0.22_L0.5'.A68"/>
          </chart:axis>
          <chart:axis chart:dimension="y" chart:name="primary-y" chart:style-name="ch5">
            <chart:title svg:x="0.451cm" svg:y="4.75cm" chart:style-name="ch7">
              <text:p>Id</text:p>
            </chart:title>
            <chart:grid chart:style-name="ch8" chart:class="major"/>
          </chart:axis>
          <chart:series chart:style-name="ch9" chart:values-cell-range-address="'48_measured_W0.22_L0.5'.B2:'48_measured_W0.22_L0.5'.B68" chart:label-cell-address="'48_measured_W0.22_L0.5'.B1:'48_measured_W0.22_L0.5'.B1" chart:class="chart:line">
            <chart:data-point chart:repeated="67"/>
          </chart:series>
          <chart:series chart:style-name="ch10" chart:values-cell-range-address="'48_measured_W0.22_L0.5'.H2:'48_measured_W0.22_L0.5'.H68" chart:label-cell-address="'48_measured_W0.22_L0.5'.H1:'48_measured_W0.22_L0.5'.H1" chart:class="chart:line"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gs =0.8_mea</text:p>
                <draw:g>
                  <svg:desc>'48_measured_W0.22_L0.5'.B1:'48_measured_W0.22_L0.5'.B1</svg:desc>
                </draw:g>
              </table:table-cell>
              <table:table-cell office:value-type="string">
                <text:p>vgs =0.8_sim</text:p>
                <draw:g>
                  <svg:desc>'48_measured_W0.22_L0.5'.H1:'48_measured_W0.22_L0.5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48_measured_W0.22_L0.5'.A2:'48_measured_W0.22_L0.5'.A68</svg:desc>
                </draw:g>
              </table:table-cell>
              <table:table-cell office:value-type="float" office:value="0">
                <text:p>0</text:p>
                <draw:g>
                  <svg:desc>'48_measured_W0.22_L0.5'.B2:'48_measured_W0.22_L0.5'.B68</svg:desc>
                </draw:g>
              </table:table-cell>
              <table:table-cell office:value-type="float" office:value="-0">
                <text:p>-0</text:p>
                <draw:g>
                  <svg:desc>'48_measured_W0.22_L0.5'.H2:'48_measured_W0.22_L0.5'.H68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00000394808">
                <text:p>0.000000394808</text:p>
              </table:table-cell>
              <table:table-cell office:value-type="float" office:value="0.000000322975818">
                <text:p>0.00000032297581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0000599289">
                <text:p>0.000000599289</text:p>
              </table:table-cell>
              <table:table-cell office:value-type="float" office:value="0.000000473071201">
                <text:p>0.00000047307120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0000675551">
                <text:p>0.000000675551</text:p>
              </table:table-cell>
              <table:table-cell office:value-type="float" office:value="0.000000522055208">
                <text:p>0.00000052205520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0000703823">
                <text:p>0.000000703823</text:p>
              </table:table-cell>
              <table:table-cell office:value-type="float" office:value="0.000000540679521">
                <text:p>0.00000054067952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0000719359">
                <text:p>0.000000719359</text:p>
              </table:table-cell>
              <table:table-cell office:value-type="float" office:value="0.000000551695359">
                <text:p>0.00000055169535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000073047">
                <text:p>0.00000073047</text:p>
              </table:table-cell>
              <table:table-cell office:value-type="float" office:value="0.000000559915347">
                <text:p>0.00000055991534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00000739448">
                <text:p>0.000000739448</text:p>
              </table:table-cell>
              <table:table-cell office:value-type="float" office:value="0.000000566722321">
                <text:p>0.00000056672232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00000747171">
                <text:p>0.000000747171</text:p>
              </table:table-cell>
              <table:table-cell office:value-type="float" office:value="0.000000572672907">
                <text:p>0.00000057267290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0000754064">
                <text:p>0.000000754064</text:p>
              </table:table-cell>
              <table:table-cell office:value-type="float" office:value="0.000000578045815">
                <text:p>0.00000057804581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0000760366">
                <text:p>0.000000760366</text:p>
              </table:table-cell>
              <table:table-cell office:value-type="float" office:value="0.000000583001365">
                <text:p>0.00000058300136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0000766223">
                <text:p>0.000000766223</text:p>
              </table:table-cell>
              <table:table-cell office:value-type="float" office:value="0.000000587640754">
                <text:p>0.00000058764075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0000771734">
                <text:p>0.000000771734</text:p>
              </table:table-cell>
              <table:table-cell office:value-type="float" office:value="0.000000592032203">
                <text:p>0.00000059203220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00000776969">
                <text:p>0.000000776969</text:p>
              </table:table-cell>
              <table:table-cell office:value-type="float" office:value="0.000000596224007">
                <text:p>0.00000059622400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0000781977">
                <text:p>0.000000781977</text:p>
              </table:table-cell>
              <table:table-cell office:value-type="float" office:value="0.000000600251662">
                <text:p>0.00000060025166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0000786795">
                <text:p>0.000000786795</text:p>
              </table:table-cell>
              <table:table-cell office:value-type="float" office:value="0.000000604142056">
                <text:p>0.00000060414205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0000791454">
                <text:p>0.000000791454</text:p>
              </table:table-cell>
              <table:table-cell office:value-type="float" office:value="0.000000607916057">
                <text:p>0.00000060791605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00000795976">
                <text:p>0.000000795976</text:p>
              </table:table-cell>
              <table:table-cell office:value-type="float" office:value="0.000000611590195">
                <text:p>0.00000061159019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00080038">
                <text:p>0.00000080038</text:p>
              </table:table-cell>
              <table:table-cell office:value-type="float" office:value="0.000000615177791">
                <text:p>0.00000061517779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0000080468">
                <text:p>0.00000080468</text:p>
              </table:table-cell>
              <table:table-cell office:value-type="float" office:value="0.000000618689737">
                <text:p>0.00000061868973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808889">
                <text:p>0.000000808889</text:p>
              </table:table-cell>
              <table:table-cell office:value-type="float" office:value="0.000000622135057">
                <text:p>0.000000622135057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00000813017">
                <text:p>0.000000813017</text:p>
              </table:table-cell>
              <table:table-cell office:value-type="float" office:value="0.000000625521309">
                <text:p>0.00000062552130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00000817074">
                <text:p>0.000000817074</text:p>
              </table:table-cell>
              <table:table-cell office:value-type="float" office:value="0.000000628854889">
                <text:p>0.000000628854889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000000821066">
                <text:p>0.000000821066</text:p>
              </table:table-cell>
              <table:table-cell office:value-type="float" office:value="0.000000632141255">
                <text:p>0.00000063214125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0000825">
                <text:p>0.000000825</text:p>
              </table:table-cell>
              <table:table-cell office:value-type="float" office:value="0.000000635385106">
                <text:p>0.000000635385106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000000828881">
                <text:p>0.000000828881</text:p>
              </table:table-cell>
              <table:table-cell office:value-type="float" office:value="0.000000638590517">
                <text:p>0.000000638590517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000000832715">
                <text:p>0.000000832715</text:p>
              </table:table-cell>
              <table:table-cell office:value-type="float" office:value="0.000000641761046">
                <text:p>0.000000641761046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000000836505">
                <text:p>0.000000836505</text:p>
              </table:table-cell>
              <table:table-cell office:value-type="float" office:value="0.000000644899828">
                <text:p>0.00000064489982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00000840256">
                <text:p>0.000000840256</text:p>
              </table:table-cell>
              <table:table-cell office:value-type="float" office:value="0.000000648009642">
                <text:p>0.000000648009642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00000084397">
                <text:p>0.00000084397</text:p>
              </table:table-cell>
              <table:table-cell office:value-type="float" office:value="0.000000651092978">
                <text:p>0.00000065109297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00000847651">
                <text:p>0.000000847651</text:p>
              </table:table-cell>
              <table:table-cell office:value-type="float" office:value="0.000000654152089">
                <text:p>0.000000654152089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0.000000851301">
                <text:p>0.000000851301</text:p>
              </table:table-cell>
              <table:table-cell office:value-type="float" office:value="0.00000065718904">
                <text:p>0.0000006571890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000000854924">
                <text:p>0.000000854924</text:p>
              </table:table-cell>
              <table:table-cell office:value-type="float" office:value="0.000000660205754">
                <text:p>0.000000660205754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00000085852">
                <text:p>0.00000085852</text:p>
              </table:table-cell>
              <table:table-cell office:value-type="float" office:value="0.000000663204051">
                <text:p>0.00000066320405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0.000000862094">
                <text:p>0.000000862094</text:p>
              </table:table-cell>
              <table:table-cell office:value-type="float" office:value="0.000000666185693">
                <text:p>0.000000666185693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000000865647">
                <text:p>0.000000865647</text:p>
              </table:table-cell>
              <table:table-cell office:value-type="float" office:value="0.000000669152418">
                <text:p>0.00000066915241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0000086918">
                <text:p>0.00000086918</text:p>
              </table:table-cell>
              <table:table-cell office:value-type="float" office:value="0.000000672105985">
                <text:p>0.000000672105985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0.000000872698">
                <text:p>0.000000872698</text:p>
              </table:table-cell>
              <table:table-cell office:value-type="float" office:value="0.000000675048205">
                <text:p>0.00000067504820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0.000000876202">
                <text:p>0.000000876202</text:p>
              </table:table-cell>
              <table:table-cell office:value-type="float" office:value="0.000000677980985">
                <text:p>0.000000677980985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000000879694">
                <text:p>0.000000879694</text:p>
              </table:table-cell>
              <table:table-cell office:value-type="float" office:value="0.000000680906363">
                <text:p>0.0000006809063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883178">
                <text:p>0.000000883178</text:p>
              </table:table-cell>
              <table:table-cell office:value-type="float" office:value="0.000000683826546">
                <text:p>0.000000683826546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000000886656">
                <text:p>0.000000886656</text:p>
              </table:table-cell>
              <table:table-cell office:value-type="float" office:value="0.00000068674395">
                <text:p>0.0000006867439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00000890133">
                <text:p>0.000000890133</text:p>
              </table:table-cell>
              <table:table-cell office:value-type="float" office:value="0.000000689661232">
                <text:p>0.000000689661232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000000893611">
                <text:p>0.000000893611</text:p>
              </table:table-cell>
              <table:table-cell office:value-type="float" office:value="0.000000692581334">
                <text:p>0.00000069258133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00000897095">
                <text:p>0.000000897095</text:p>
              </table:table-cell>
              <table:table-cell office:value-type="float" office:value="0.000000695507514">
                <text:p>0.000000695507514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000000900589">
                <text:p>0.000000900589</text:p>
              </table:table-cell>
              <table:table-cell office:value-type="float" office:value="0.000000698443385">
                <text:p>0.00000069844338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0.000000904098">
                <text:p>0.000000904098</text:p>
              </table:table-cell>
              <table:table-cell office:value-type="float" office:value="0.000000701392952">
                <text:p>0.000000701392952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0.000000907628">
                <text:p>0.000000907628</text:p>
              </table:table-cell>
              <table:table-cell office:value-type="float" office:value="0.000000704360645">
                <text:p>0.00000070436064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0000911185">
                <text:p>0.000000911185</text:p>
              </table:table-cell>
              <table:table-cell office:value-type="float" office:value="0.000000707351354">
                <text:p>0.000000707351354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0.000000914776">
                <text:p>0.000000914776</text:p>
              </table:table-cell>
              <table:table-cell office:value-type="float" office:value="0.000000710370467">
                <text:p>0.00000071037046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0918408">
                <text:p>0.000000918408</text:p>
              </table:table-cell>
              <table:table-cell office:value-type="float" office:value="0.000000713423899">
                <text:p>0.000000713423899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000000922089">
                <text:p>0.000000922089</text:p>
              </table:table-cell>
              <table:table-cell office:value-type="float" office:value="0.000000716518129">
                <text:p>0.00000071651812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000000925828">
                <text:p>0.000000925828</text:p>
              </table:table-cell>
              <table:table-cell office:value-type="float" office:value="0.00000071966023">
                <text:p>0.00000071966023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0.000000929635">
                <text:p>0.000000929635</text:p>
              </table:table-cell>
              <table:table-cell office:value-type="float" office:value="0.000000722857903">
                <text:p>0.00000072285790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000000933521">
                <text:p>0.000000933521</text:p>
              </table:table-cell>
              <table:table-cell office:value-type="float" office:value="0.000000726119505">
                <text:p>0.000000726119505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.000000937496">
                <text:p>0.000000937496</text:p>
              </table:table-cell>
              <table:table-cell office:value-type="float" office:value="0.000000729454081">
                <text:p>0.000000729454081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000000941573">
                <text:p>0.000000941573</text:p>
              </table:table-cell>
              <table:table-cell office:value-type="float" office:value="0.000000732871395">
                <text:p>0.000000732871395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.000000945765">
                <text:p>0.000000945765</text:p>
              </table:table-cell>
              <table:table-cell office:value-type="float" office:value="0.000000736381953">
                <text:p>0.000000736381953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0.000000950086">
                <text:p>0.000000950086</text:p>
              </table:table-cell>
              <table:table-cell office:value-type="float" office:value="0.000000739997036">
                <text:p>0.000000739997036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0.000000954551">
                <text:p>0.000000954551</text:p>
              </table:table-cell>
              <table:table-cell office:value-type="float" office:value="0.000000743728719">
                <text:p>0.0000007437287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959177">
                <text:p>0.000000959177</text:p>
              </table:table-cell>
              <table:table-cell office:value-type="float" office:value="0.000000747589903">
                <text:p>0.000000747589903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0.00000096398">
                <text:p>0.00000096398</text:p>
              </table:table-cell>
              <table:table-cell office:value-type="float" office:value="0.000000751594332">
                <text:p>0.000000751594332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0.00000096898">
                <text:p>0.00000096898</text:p>
              </table:table-cell>
              <table:table-cell office:value-type="float" office:value="0.000000755756619">
                <text:p>0.000000755756619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000000974195">
                <text:p>0.000000974195</text:p>
              </table:table-cell>
              <table:table-cell office:value-type="float" office:value="0.000000760092264">
                <text:p>0.000000760092264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00000979646">
                <text:p>0.000000979646</text:p>
              </table:table-cell>
              <table:table-cell office:value-type="float" office:value="0.000000764617674">
                <text:p>0.000000764617674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000000985354">
                <text:p>0.000000985354</text:p>
              </table:table-cell>
              <table:table-cell office:value-type="float" office:value="0.000000769350179">
                <text:p>0.00000076935017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000000991344">
                <text:p>0.000000991344</text:p>
              </table:table-cell>
              <table:table-cell office:value-type="float" office:value="0.000000774308048">
                <text:p>0.000000774308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